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P5" style:family="paragraph" style:parent-style-name="Marginalia">
      <style:text-properties officeooo:paragraph-rsid="004953a5"/>
    </style:style>
    <style:style style:name="P6" style:family="paragraph" style:parent-style-name="Text_20_body">
      <style:text-properties officeooo:paragraph-rsid="004953a5"/>
    </style:style>
    <style:style style:name="P7" style:family="paragraph" style:parent-style-name="Text_20_body">
      <style:text-properties officeooo:paragraph-rsid="002ffd6a"/>
    </style:style>
    <style:style style:name="P8" style:family="paragraph" style:parent-style-name="Text_20_body">
      <style:text-properties officeooo:paragraph-rsid="0036a997"/>
    </style:style>
    <style:style style:name="P9" style:family="paragraph" style:parent-style-name="Text_20_body">
      <style:text-properties officeooo:paragraph-rsid="003ec014"/>
    </style:style>
    <style:style style:name="P10" style:family="paragraph" style:parent-style-name="Text_20_body">
      <style:text-properties officeooo:paragraph-rsid="003fccf6"/>
    </style:style>
    <style:style style:name="P11" style:family="paragraph" style:parent-style-name="Text_20_body">
      <style:text-properties officeooo:paragraph-rsid="0040c794"/>
    </style:style>
    <style:style style:name="P12" style:family="paragraph" style:parent-style-name="Text_20_body">
      <style:text-properties officeooo:paragraph-rsid="00426f81"/>
    </style:style>
    <style:style style:name="P13" style:family="paragraph" style:parent-style-name="Text_20_body">
      <style:text-properties officeooo:paragraph-rsid="00433a5e"/>
    </style:style>
    <style:style style:name="P14" style:family="paragraph" style:parent-style-name="Text_20_body">
      <style:text-properties officeooo:rsid="00433a5e" officeooo:paragraph-rsid="00433a5e"/>
    </style:style>
    <style:style style:name="P15" style:family="paragraph" style:parent-style-name="Text_20_body">
      <style:text-properties officeooo:paragraph-rsid="00439f2d"/>
    </style:style>
    <style:style style:name="P16" style:family="paragraph" style:parent-style-name="Text_20_body">
      <style:text-properties officeooo:paragraph-rsid="00470697"/>
    </style:style>
    <style:style style:name="P17" style:family="paragraph" style:parent-style-name="Text_20_body">
      <style:text-properties officeooo:paragraph-rsid="00478729"/>
    </style:style>
    <style:style style:name="P18" style:family="paragraph" style:parent-style-name="Text_20_body">
      <style:text-properties officeooo:paragraph-rsid="004e12a6"/>
    </style:style>
    <style:style style:name="P19" style:family="paragraph" style:parent-style-name="Text_20_body">
      <style:text-properties officeooo:paragraph-rsid="004ec28c"/>
    </style:style>
    <style:style style:name="P20" style:family="paragraph" style:parent-style-name="Text_20_body">
      <style:text-properties officeooo:rsid="004ec28c" officeooo:paragraph-rsid="004ec28c"/>
    </style:style>
    <style:style style:name="P21" style:family="paragraph" style:parent-style-name="Text_20_body">
      <style:text-properties officeooo:paragraph-rsid="00561dc6"/>
    </style:style>
    <style:style style:name="P22" style:family="paragraph" style:parent-style-name="Text_20_body">
      <style:text-properties officeooo:paragraph-rsid="005850e8"/>
    </style:style>
    <style:style style:name="P23" style:family="paragraph">
      <style:text-properties officeooo:paragraph-rsid="005c91d3"/>
    </style:style>
    <style:style style:name="P24" style:family="paragraph" style:parent-style-name="Heading_20_2">
      <style:text-properties officeooo:paragraph-rsid="005c91d3"/>
    </style:style>
    <style:style style:name="P25" style:family="paragraph" style:parent-style-name="Marginalia">
      <style:text-properties officeooo:paragraph-rsid="005b2878"/>
    </style:style>
    <style:style style:name="P26" style:family="paragraph" style:parent-style-name="Text_20_body">
      <style:text-properties officeooo:paragraph-rsid="00545e00"/>
    </style:style>
    <style:style style:name="P27" style:family="paragraph" style:parent-style-name="Text_20_body">
      <style:text-properties officeooo:paragraph-rsid="0015be02"/>
    </style:style>
    <style:style style:name="P28" style:family="paragraph" style:parent-style-name="Text_20_body">
      <style:text-properties fo:color="#c9211e" loext:opacity="100%" fo:font-weight="bold" officeooo:rsid="002d8e61" officeooo:paragraph-rsid="005fda97" style:font-weight-asian="bold" style:font-weight-complex="bold"/>
    </style:style>
    <style:style style:name="P29" style:family="paragraph" style:parent-style-name="Text_20_body">
      <style:text-properties officeooo:paragraph-rsid="005b608f"/>
    </style:style>
    <style:style style:name="P30" style:family="paragraph" style:parent-style-name="Text_20_body">
      <style:text-properties officeooo:paragraph-rsid="005c91d3"/>
    </style:style>
    <style:style style:name="P31" style:family="paragraph" style:parent-style-name="Text_20_body">
      <style:text-properties officeooo:paragraph-rsid="005f0831"/>
    </style:style>
    <style:style style:name="P32" style:family="paragraph" style:parent-style-name="Text_20_body">
      <style:text-properties officeooo:paragraph-rsid="005fda97"/>
    </style:style>
    <style:style style:name="T1" style:family="text">
      <style:text-properties fo:font-size="24pt" officeooo:rsid="001a29ba" style:font-size-asian="24pt" style:font-size-complex="24pt"/>
    </style:style>
    <style:style style:name="T2" style:family="text">
      <style:text-properties fo:font-size="24pt" officeooo:rsid="005e7ee1" style:font-size-asian="24pt" style:font-size-complex="24pt"/>
    </style:style>
    <style:style style:name="T3" style:family="text">
      <style:text-properties officeooo:rsid="002a320d"/>
    </style:style>
    <style:style style:name="T4" style:family="text">
      <style:text-properties officeooo:rsid="002aca08"/>
    </style:style>
    <style:style style:name="T5" style:family="text">
      <style:text-properties fo:font-size="18pt" style:font-size-asian="18pt" style:font-size-complex="18pt"/>
    </style:style>
    <style:style style:name="T6" style:family="text">
      <style:text-properties fo:font-size="18pt" officeooo:rsid="001a29ba" style:font-size-asian="18pt" style:font-size-complex="18pt"/>
    </style:style>
    <style:style style:name="T7" style:family="text">
      <style:text-properties fo:font-size="18pt" officeooo:rsid="001edc6f" style:font-size-asian="18pt" style:font-size-complex="18pt"/>
    </style:style>
    <style:style style:name="T8" style:family="text">
      <style:text-properties fo:font-size="18pt" officeooo:rsid="00478729" style:font-size-asian="18pt" style:font-size-complex="18pt"/>
    </style:style>
    <style:style style:name="T9" style:family="text">
      <style:text-properties officeooo:rsid="002ce22d"/>
    </style:style>
    <style:style style:name="T10" style:family="text">
      <style:text-properties officeooo:rsid="002d8e61"/>
    </style:style>
    <style:style style:name="T11" style:family="text">
      <style:text-properties officeooo:rsid="002e1a53"/>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2e1a53" style:font-name-asian="Noto Sans CJK JP" style:font-size-asian="11pt"/>
    </style:style>
    <style:style style:name="T14" style:family="text">
      <style:text-properties style:font-name="DejaVu Serif1" fo:font-size="11pt" officeooo:rsid="005011f8" style:font-name-asian="Noto Sans CJK JP" style:font-size-asian="11pt"/>
    </style:style>
    <style:style style:name="T15" style:family="text">
      <style:text-properties style:font-name="DejaVu Serif1" fo:font-size="11pt" officeooo:rsid="00521c53" style:font-name-asian="Noto Sans CJK JP" style:font-size-asian="11pt"/>
    </style:style>
    <style:style style:name="T16" style:family="text">
      <style:text-properties style:font-name="DejaVu Serif1" fo:font-size="11pt" officeooo:rsid="00561dc6" style:font-name-asian="Noto Sans CJK JP" style:font-size-asian="11pt"/>
    </style:style>
    <style:style style:name="T17" style:family="text">
      <style:text-properties officeooo:rsid="002ffd6a"/>
    </style:style>
    <style:style style:name="T18" style:family="text">
      <style:text-properties officeooo:rsid="0031fd04"/>
    </style:style>
    <style:style style:name="T19" style:family="text">
      <style:text-properties officeooo:rsid="0032e115"/>
    </style:style>
    <style:style style:name="T20" style:family="text">
      <style:text-properties officeooo:rsid="00342d34"/>
    </style:style>
    <style:style style:name="T21" style:family="text">
      <style:text-properties officeooo:rsid="0034e899"/>
    </style:style>
    <style:style style:name="T22" style:family="text">
      <style:text-properties officeooo:rsid="00363edf"/>
    </style:style>
    <style:style style:name="T23" style:family="text">
      <style:text-properties officeooo:rsid="003850b3"/>
    </style:style>
    <style:style style:name="T24" style:family="text">
      <style:text-properties officeooo:rsid="003a28fa"/>
    </style:style>
    <style:style style:name="T25" style:family="text">
      <style:text-properties officeooo:rsid="003b2898"/>
    </style:style>
    <style:style style:name="T26" style:family="text">
      <style:text-properties officeooo:rsid="003cf4e9"/>
    </style:style>
    <style:style style:name="T27" style:family="text">
      <style:text-properties officeooo:rsid="003ec014"/>
    </style:style>
    <style:style style:name="T28" style:family="text">
      <style:text-properties officeooo:rsid="003fccf6"/>
    </style:style>
    <style:style style:name="T29" style:family="text">
      <style:text-properties officeooo:rsid="0040c794"/>
    </style:style>
    <style:style style:name="T30" style:family="text">
      <style:text-properties officeooo:rsid="00433a5e"/>
    </style:style>
    <style:style style:name="T31" style:family="text">
      <style:text-properties officeooo:rsid="00439f2d"/>
    </style:style>
    <style:style style:name="T32" style:family="text">
      <style:text-properties officeooo:rsid="00470697"/>
    </style:style>
    <style:style style:name="T33" style:family="text">
      <style:text-properties officeooo:rsid="00478729"/>
    </style:style>
    <style:style style:name="T34" style:family="text">
      <style:text-properties officeooo:rsid="004af060"/>
    </style:style>
    <style:style style:name="T35" style:family="text">
      <style:text-properties officeooo:rsid="004ce032"/>
    </style:style>
    <style:style style:name="T36" style:family="text">
      <style:text-properties officeooo:rsid="004e12a6"/>
    </style:style>
    <style:style style:name="T37" style:family="text">
      <style:text-properties officeooo:rsid="004ec28c"/>
    </style:style>
    <style:style style:name="T38" style:family="text">
      <style:text-properties officeooo:rsid="004fb6c7"/>
    </style:style>
    <style:style style:name="T39" style:family="text">
      <style:text-properties officeooo:rsid="005011f8"/>
    </style:style>
    <style:style style:name="T40" style:family="text">
      <style:text-properties officeooo:rsid="0050d62f"/>
    </style:style>
    <style:style style:name="T41" style:family="text">
      <style:text-properties officeooo:rsid="00521c53"/>
    </style:style>
    <style:style style:name="T42" style:family="text">
      <style:text-properties officeooo:rsid="00545e00"/>
    </style:style>
    <style:style style:name="T43" style:family="text">
      <style:text-properties officeooo:rsid="00561dc6"/>
    </style:style>
    <style:style style:name="T44" style:family="text">
      <style:text-properties officeooo:rsid="005660e8"/>
    </style:style>
    <style:style style:name="T45" style:family="text">
      <style:text-properties officeooo:rsid="0056d231"/>
    </style:style>
    <style:style style:name="T46" style:family="text">
      <style:text-properties officeooo:rsid="005850e8"/>
    </style:style>
    <style:style style:name="T47" style:family="text">
      <style:text-properties fo:font-style="italic" style:font-style-asian="italic" style:font-style-complex="italic"/>
    </style:style>
    <style:style style:name="T48" style:family="text">
      <style:text-properties officeooo:rsid="005b2878"/>
    </style:style>
    <style:style style:name="T49" style:family="text">
      <style:text-properties officeooo:rsid="005b608f"/>
    </style:style>
    <style:style style:name="T50" style:family="text">
      <style:text-properties style:text-underline-style="solid" style:text-underline-width="auto" style:text-underline-color="font-color"/>
    </style:style>
    <style:style style:name="T51" style:family="text">
      <style:text-properties officeooo:rsid="005b96f4"/>
    </style:style>
    <style:style style:name="T52" style:family="text">
      <style:text-properties officeooo:rsid="005c91d3"/>
    </style:style>
    <style:style style:name="T53" style:family="text">
      <style:text-properties officeooo:rsid="005e7ee1"/>
    </style:style>
    <style:style style:name="T54" style:family="text">
      <style:text-properties officeooo:rsid="005f08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rishima-Takeo---Umare-izuru-nayami--<text:span text:style-name="T10">trad</text:span></text:p>
      <text:p text:style-name="P25"><text:span text:style-name="T10">生まれいずる悩み :: </text:span><text:span text:style-name="T53">l'Angoisse de Naître</text:span></text:p>
      <text:p text:style-name="P25"><text:span text:style-name="T10">有島武郎 :: </text:span>Arishima <text:s/>Takeo</text:p>
      <text:p text:style-name="P3"><text:span text:style-name="T5">.. ..<text:line-break/>.. ..<text:line-break/></text:span><text:span text:style-name="T1">生まれいずる悩み<text:line-break/></text:span><text:span text:style-name="T2">l'Angoisse de Naître</text:span><text:span text:style-name="T6"><text:line-break/>.. .</text:span><text:span text:style-name="T5">.<text:line-break/>.. ..<text:line-break/></text:span><text:span text:style-name="T7">有島武郎<text:line-break/>Arishima <text:s/>Takeo<text:line-break/>..</text:span><text:span text:style-name="T8">1918</text:span><text:span text:style-name="T7">..</text:span><text:span text:style-name="T5"><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p text:style-name="P1">*あらすじ</text:p>
      <text:p text:style-name="P1">*「生まれいずる悩み」は、青年「私」が北海道の農場で再会したかつての少年「木本」との出会いを通して、自然と人間の生き様、芸術と現実の対峙を描いた作品です。木本は、かつて才能を感じさせた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h text:style-name="Heading_20_1" text:outline-level="1"><text:span text:style-name="T3">§ </text:span>Note<text:span text:style-name="T30">s</text:span></text:h>
      <text:p text:style-name="P14">[Adapté de la page wikipedia </text:p>
      <text:p text:style-name="P14"><text:a xlink:type="simple" xlink:href="https://ja.wikipedia.org/wiki/生れ出づる悩み" text:style-name="Internet_20_link" text:visited-style-name="Visited_20_Internet_20_Link">https://ja.wikipedia.org/wiki/生れ出づる悩み</text:a>]</text:p>
      <text:p text:style-name="Text_20_body"><text:span text:style-name="T9">Nouvelle</text:span> publiée <text:span text:style-name="T3">d</text:span>u 16 mars au 30 avril 1918 (Taishō <text:span text:style-name="T10">7</text:span>), en trente-deux épisodes dans l’Osaka Mainichi Shimbun et le Tokyo Nichi Nichi Shimbun, mais la publication a été interrompue au <text:span text:style-name="T3">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9">e</text:span> titre, on trouve <text:span text:style-name="T9">pluieurs versions : </text:span>« 生れ出る悩み », « 生れ出づる悩み », « 生まれ出づる悩み », « 生まれ出ずる悩み », « 生まれいずる悩み », etc.</text:p>
      <text:h text:style-name="Heading_20_2" text:outline-level="2"><text:span text:style-name="T3">§ </text:span>résumé</text:h>
      <text:p text:style-name="Text_20_body">« <text:span text:style-name="T4">Moi</text:span>», qui <text:span text:style-name="T4">m</text:span>’efforçait de rendre sacré <text:span text:style-name="T4">m</text:span>on propre travail, pense à « toi » tant la solitude <text:span text:style-name="T4">me</text:span> pèse. « Toi », qui autrefois étais venu me montrer tes tableaux, m’avais laissé une impression étrangement forte, puis <text:span text:style-name="T10">tu </text:span>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aussitôt tu repars, je commence à écrire, avec toute la force de ma sympathie, sur ta vie et tes souffrances, en me basant sur ce que tu m’as confié.</text:p>
      <text:p text:style-name="Text_20_body"><text:span text:style-name="T10">Quand</text:span>, au terme de tes tourments, tu retrouves tes esprits, je trace une limite à mon imagination et prie pour que, <text:span text:style-name="T10">pour</text:span> tous ceux qui souffrent des mêmes doutes et tourments <text:span text:style-name="T10">que toi</text:span>, <text:span text:style-name="T10">un</text:span> meilleur chemin s’ouvre et que le printemps vienne</text:p>
      <text:h text:style-name="Heading_20_2" text:outline-level="2"><text:soft-page-break/><text:span text:style-name="T3">§ </text:span>modèle</text:h>
      <text:p text:style-name="Text_20_body">Le personnage de « Kimi (Kimoto) » est basé sur Kida Kinjiro, un peintre avec qui Arishima entretenait des liens étroits. Dans une lettre adressée à Asuke Sōichi le 17 janvier 1918, Arishima écrit : « J’ai reçu une lettre vraiment intéressante de Kida, un pêcheur d<text:span text:style-name="T4">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生まれいずる悩み</text:h>
      <text:p text:style-name="P1">目次</text:p>
      <text:h text:style-name="Heading_20_2" text:outline-level="2">一 - <text:span text:style-name="T31">I</text:span></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p text:style-name="P1">Je cherchais à sanctifier mon travail. Je <text:s/>donnais des gifles à mon cœur lorsqu'<text:span text:style-name="T11">il</text:span> menaçait de se <text:span text:style-name="T11">tordre et </text:span>m'efforça<text:span text:style-name="T11">i</text:span>t d'émerger dans un monde droit, <text:span text:style-name="T11">libre</text:span> et lumineux pour y ériger le palais de mon art. Quelle joie c'était pour moi ! Et dans le même temps, quelle souffrance ! <text:span text:style-name="T11">Il y avait bien, au</text:span> plus profond de mon cœur – comme dans le cœur de tout un chacun – une flamme <text:span text:style-name="T11">qui br</text:span><text:span text:style-name="T13">ûlait</text:span>, mais l'amoncellement de poussière qui tentait de l'étouffer était terrible. Dans ces moments où, malgré mes efforts pour dégager ce feu, il refusait de s’élever, j'étais misérable. Face à la fenêtre ouverte derrière mon bureau, contemplant les champs ensevelis sous la neige à l'approche de l'hiver, je rudoyais ma plume récalcitrante pour la faire avancer.</text:p>
      <text:p text:style-name="P1">Il faisait froid. Le papier sous mes doigts avait la froideur de la glace.</text:p>
      <text:p text:style-name="P1">Le soleil déclinait rapidement. Tel un immense papier teinté de gris <text:span text:style-name="T11">cendre</text:span>, puis de <text:span text:style-name="T11">girs</text:span> souris, puis <text:span text:style-name="T11">de noir </text:span>d'encre, <text:span text:style-name="T11">sur</text:span> lequel le regard glisserait d'un bout à l'autre, la lumière du jour cédait à l'obscurité nocturne. Pour qui ne connaît pas les hivers d<text:span text:style-name="T11">e </text:span>Hokkaido, où l'après-midi à peine entamée bascule déjà vers le crépuscule, cette étrange et inquiétante solitude d'un jour trop vite dévoré reste inconcevable. Le vent, <text:span text:style-name="T17">qui </text:span>dévala<text:span text:style-name="T17">i</text:span>t des collines de Nisekoan pour s'abattre sur les champs de ce plateau, soulevait en rafales les <text:span text:style-name="T17">larges </text:span>flocons légers de ce début d'hiver, les faisant virevolter en tous sens. Tels des enfants égarés dans les dernières lueurs du jour, ils étincelaient devant les yeux avant de mourir, une fois tombés, d'une mort froide et mauve – malgré leur apparente exubérance. Seuls ceux qui venaient frapper la fenêtre crépitaient doucement, sara sara sara sara, comme un chuchotement ; les autres restaient muets. Une danse de muets blancs en apparence joyeux – à en faire pleurer.</text:p>
      <text:p text:style-name="P1">Submergé par la solitude, je posai ma plume pour regarder par la fenêtre. Et je pensai à toi.</text:p>
      <text:h text:style-name="Heading_20_2" text:outline-level="2">二 - <text:span text:style-name="T31">II</text:span></text:h>
      <text:p text:style-name="P7">私が君に始めて会ったのは、私がまだ札幌に住んでいるころだっ<text:soft-page-break/>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La première fois que je t’ai rencontré, je vivais encore à Sapporo. La maison que je louais se trouvait sur la rive droite de la rivière Toyohira, en périphérie de la ville. Elle était bâtie au milieu d’un vaste verger de pommiers, s’étendant sur près d’un hectare <text:span text:style-name="T18">en contrebas</text:span> de la digue.</text:p>
      <text:p text:style-name="P1">Un après-midi, tu es venu me rendre visite. Tu étais un adolescent renfrogné, peu loquace, comme si une nervosité latente t’avait empêché de grandir pleinement. Je me souviens avec une étrange netteté de l’agrafe de ton col d’uniforme scolaire, décrochée avec une négligence agacée.</text:p>
      <text:p text:style-name="P1">À peine assis, tu as annoncé abruptement que tu voulais me montrer tes peintures. Tu avais apporté tant de toiles à l’huile et d’aquarelles qu’une seule main ne suffisait pas à les porter. Comme quelqu’un qui se maltraite sans remords, tu as <text:soft-page-break/>arraché quelques-unes d’entre elles de ton ballot de tissu pour les poser devant moi, puis tu as fixé mon visage avec un regard scrutateur. Pour être franc, je t’ai trouvé sur le moment insupportablement arrogant. Détournant les yeux, j’ai saisi les toiles que tu m’avais tendues à contrecœur.</text:p>
      <text:p text:style-name="P1">Dès le premier coup d’œil, je n’ai pu <text:span text:style-name="T18">cach</text:span>er ma surprise. Bien que dépourvues de toute formation académique et d’une technique encore enfantine, elles dégageaient une force étrange qui m’a immédiatement saisi. J’ai dû détacher mes yeux de la toile pour te regarder à nouveau. Et c’est ce que j’ai fait. À ce moment-là, tu me fixais toujours, avec des yeux à la fois anxieux et obstinés.</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text:soft-page-break/>年には哺めそうもない重い悒鬱を、見る者はすぐ感ずる事ができた。</text:p>
      <text:p text:style-name="P1">« Alors ? <text:s/>Celui-là n’est pas fameux, mais bon… »</text:p>
      <text:p text:style-name="P1">Tu as prononcé ces mots comme si tu méprisais ton propre travail. Encore une fois, pour être franc, tout en éprouvant une joie étonnée devant tes peintures, ton attitude suffisante a éveillé en moi une certaine irritation, au point que j’ai eu envie de te lancer une pique. « Si c<text:span text:style-name="T18">ela n'est pas "fameux"</text:span>, alors vos chefs-d’œuvre doivent être impressionnants », ou quelque chose du genre.</text:p>
      <text:p text:style-name="P1">Mais heureusement, j’ai échappé de justesse à la tentation de me salir avec de telles paroles. Ce n’était pas par pureté d’âme — c’est simplement que tes toiles, malgré tout, avaient vaincu m<text:span text:style-name="T19">on</text:span> antipathie <text:span text:style-name="T19">envers toi</text:span> et m’avaient saisi.</text:p>
      <text:p text:style-name="P1">Parmi les peintures que tu as apportées ce jour-là, il en est une qui reste gravée dans ma mémoire avec une vivacité intacte. C’était un paysage d’automne tardif, probablement une tourbière près de la rivière Karu, peint sur une toile de taille moyenne (<text:span text:style-name="T47">happō</text:span>). Sous un ciel bas strié de nuages glacés, la lumière pâle d<text:span text:style-name="T19">e l'</text:span>après-mi<text:span text:style-name="T19">di</text:span> filtrait à travers les brumes, caressant faiblement l’écorce blanche de deux bouleaux chétifs émergeant des herbes. Les coups de pinceau, maladroits et violents, semblaient avoir été jetés sur la toile sans retenue, avec des touches si brutales que même le blanc pur—une couleur que l’on dit inexistante dans la nature—était étalé en aplats épais, sans mélange. Pourtant, à force de contemplation, on y discernait la sensibilité chromatique aiguë de l’artiste. Plus encore, l’ensemble dégageait une atmosphère cohérente et pénétrante. Une mélancolie—une mélancolie pesante, improbable pour un garçon de seize ou dix-sept ans—qu<text:span text:style-name="T19">'on</text:span> ressentait aussitôt.</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text:soft-page-break/>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ものなら軽蔑してやるぞといったような鋭さが見えた。よし、それじゃ存分に言ってやろうと私もとうとうほんとうに腰をすえてかかるようにされていた。</text:p>
      <text:p text:style-name="P1">« C’est très bien », a murmuré, malgré mo<text:span text:style-name="T48">i,</text:span> ma sincérité.</text:p>
      <text:p text:style-name="P1">À ces mots, ton visage s’est légèrement coloré—du moins, c’est ce qu’il m’a semblé. Mais l’instant d’après, tu as adopté une expression froide, comme si tu te méfiais de moi ou te moquais de toi-même, et tu as <text:span text:style-name="T19">porté</text:span> ton regard <text:span text:style-name="T19">tour à tour sur</text:span> la toile et <text:span text:style-name="T19">sur </text:span>moi avant de <text:span text:style-name="T19">t</text:span>e détourner brusquement vers le jardin. On aurait pu croire à un geste de mépris. Le silence s’installa entre nous. Gênés, nous <text:span text:style-name="T20">sommes</text:span> rest<text:span text:style-name="T20">é</text:span>s ainsi sans rien dire. Pour combler le vide, j’ai continué à contempler tes peintures en silence.</text:p>
      <text:p text:style-name="P1">« Qu’est-ce qui ne va pas, <text:span text:style-name="T21">avec celui-là</text:span> ? »</text:p>
      <text:p text:style-name="P1">Ta voix abrupte a de nouveau rompu le silence. Troublé par l’étrange dissonance de l’instant, je n’avais pas vraiment envie d’exprimer mon opinion crûment. Mais en levant les yeux vers toi, j’ai vu une détermination sans équivoque dans ton regard : tu exigeais une réponse. On y lisait même une pointe d’acuité, comme si tu m’aurais méprisé pour la moindre esquive. « Très bien, puisque c’est comme ça… » <text:span text:style-name="T21">J</text:span>e décidai <text:span text:style-name="T21">alors </text:span>de m’asseoir véritablement et de parler sérieusement.</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text:soft-page-break/>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8">不思議なものは人の心の働きだ。この声一つだった。この声一つが君と私とを堅く結びつけてしまったのだった。私は結局君をいろいろに邪推した事を悔いながらやさしく尋ねた。</text:p>
      <text:p text:style-name="P1">Heureusement, j’ai aujourd’hui oublié la plupart des impertinences que j’ai débitées alors. Mais je dois t’avoir reproché la fragilité de ta technique, ton manque d’empathie envers la nature, ou encore le sentimentalisme excessif de tes motifs. Tu m’as écouté sans mot dire, les yeux brillants d’attention. Quand j’ai eu fini, le silence s’est prolongé avant qu’un <text:span text:style-name="T22">petit</text:span> sourire, <text:span text:style-name="T22">le premier,</text:span> n’effleure le coin de tes lèvres— <text:span text:style-name="T22">u</text:span>n sourire ambigu, difficile à dire s’il était sincère ou ironique.</text:p>
      <text:p text:style-name="P1">Puis nous sommes restés assis face à face, sans parler, pendant vingt bonnes minutes.</text:p>
      <text:p text:style-name="P1">« Je reviendrai. Avec de meilleures toiles. »</text:p>
      <text:p text:style-name="P1">Après ce long silence, <text:span text:style-name="T22">c</text:span>es mots <text:span text:style-name="T22">que tu as</text:span> prononcés tandis que tu te levais m’ont une fois de plus surpris. Ta voix était soudain devenue claire, innocente, comme celle d’un enfant différent—sincère et neuf.</text:p>
      <text:p text:style-name="P1">Ce qu’il y a de plus mystérieux, c’est le fonctionnement du cœur humain. Tout tenait à cette voix. Cette seule voix avait scellé entre nous un lien indéfectible. Rongé par le remords d’avoir mal jugé ce garçon, je lui ai posé une question avec douceur :</text:p>
      <text:p text:style-name="P1">「君は学校はどこです」</text:p>
      <text:p text:style-name="P1"><text:soft-page-break/>「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 Dans quelle école es-tu inscrit ? »</text:p>
      <text:p text:style-name="P1">« À Tokyo. »</text:p>
      <text:p text:style-name="P1">« Tokyo ? Mais l<text:span text:style-name="T23">es cours</text:span> <text:span text:style-name="T23">ont</text:span> déjà dû reprendre, non ? »</text:p>
      <text:p text:style-name="P1">« Oui. »</text:p>
      <text:p text:style-name="P1">« Alors pourquoi n’y es-tu pas ? »</text:p>
      <text:p text:style-name="P1">« Je ne supporte plus d’avoir des notes désastreuses dans certaines matières… Et puis, il y a d’autres raisons. »</text:p>
      <text:p text:style-name="P1">« Tu veux faire de la peinture, c’est ça ? »</text:p>
      <text:p text:style-name="P1">« Est-ce que j’en suis capable ? »</text:p>
      <text:p text:style-name="P1">En prononçant ces mots, ton visage a retrouvé cette même expression obstinée, presque provocante, comme si tu défiais <text:soft-page-break/>le monde.</text:p>
      <text:p text:style-name="P1">Je n’ai su quoi répondre. Comment moi, qui ne suis pas un expert, aurais-je pu, après avoir vu cinq ou six toiles, me permettre de prédire le destin entier de ce jeune homme ? Face à ta détermination presque farouche, tout me terrifiait. Je suis resté silencieux.</text:p>
      <text:p text:style-name="P1">« Je vais bientôt rentrer chez moi — mon pays natal est Iwanai. Il y a une mine de soufre près de là. J’en rêve la nuit. Je peindrai ce paysage et <text:span text:style-name="T24">vous</text:span> l’enverrai… J’adore la peinture, mais je suis trop mauvais. »</text:p>
      <text:p text:style-name="P1">Voyant que je ne répondais pas, tu as prononcé ces mots d’une voix dure, comme si tu te réprimandais toi-même. Puis, après avoir enfoui tes œuvres dans le tissu avec une précipitation désordonnée, tu es parti.</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顔を合わせて、ある程度まで心を触れ合ったどうしが、いったん別れ<text:soft-page-break/>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Après t’avoir raccompagné jusqu’au portail, j’ai erré seul parmi les pommiers. Les branches ployaient sous le poids des fruits mûrs. Certains arbres, déjà dépouillés de leurs feuilles, étalaient leurs pommes rouges, nues sous le soleil. C’était une de ces douces journées d’arrière-saison où le ciel est d’un bleu immaculé. Les feuilles mortes écrasées sous mes geta craquaient en poussière sèche. Une mélancolie voluptueuse flottait dans l’air. À cette époque, j’étais moi-même à un carrefour de ma vie, hésitant, doutant. Bien des fois, devant cette nature qui se préparait à l’hiver, je me suis retrouvé figé sans m’en rendre compte, mêlant dans mes pensées ton sort au mien.</text:p>
      <text:p text:style-name="P1">Bref, tu <text:span text:style-name="T24">as disparu en </text:span>m<text:span text:style-name="T24">e</text:span> laiss<text:span text:style-name="T24">ant</text:span> une impression étrangement tenace.</text:p>
      <text:p text:style-name="P1">Par la suite, j’ai reçu une ou deux lettres de toi, puis plus rien. Lorsque je rencontrais quelqu’un venant d’Iwanai, je m’informais : « Connaissez-vous un jeune homme de ce nom ? » Mais je n’ai jamais obtenu le moindre indice. Le tableau de la mine de soufre n’est jamais arrivé entre mes mains.</text:p>
      <text:p text:style-name="P1">Deux, puis trois années passèrent. Et lorsque, par hasard, ton souvenir me revenait, je goûtais à l’amertume des chemins de la vie. Deux êtres qui se sont rencontrés une fois, dont les cœurs ont vibré à l’unisson, puis se sont séparés pour ne plus jamais se croiser sur cette même terre, bien qu’y respirant le même air… Quelle chose mystérieuse, mélancolique, et terrifiante ! Pas seulement avec les humains — avec un chien, une fleur, un grain de poussière aussi. Mon âme, à la fois encline à la solitude et secrètement sentimentale, se noie parfois dans une profonde tristesse face à cette implacable destinée humaine. Tu as été l’un de ceux qui ont éveillé ce sentiment en moi.</text:p>
      <text:p text:style-name="P1">しかも浅はかな私ら人間は猿と同様に物忘れする。四年五年という<text:soft-page-break/>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text:soft-page-break/>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Pourtant, nous autres humains, tout comme les singes, avons la mémoire courte. Quatre ou cinq années ont failli effacer ton souvenir de mon cœur. Tu franchissais peu à peu le seuil de ma conscience pour t<text:span text:style-name="T26">'enfouir</text:span> dans les profondeurs de mon inconscient.</text:p>
      <text:p text:style-name="P9">Ce long intervalle a aussi transformé ma vie. J’ai quitté Sapporo après y avoir vécu huit ans — pour résumer, bien des choses s’y étaient produites. J<text:span text:style-name="T26">e m'étais marié</text:span>. J’étais devenu père de trois enfants. J’avais rompu avec l’Église, mettant fin à une longue période de foi. Le travail que j’exerçais alors commençait à me décevoir. De nouvelles aspirations <text:span text:style-name="T25">naiss</text:span>aient en moi, indifférent aux refus de <text:span text:style-name="T26">mon </text:span>entourage. Une nuée de malheurs obscurs menaçait de s’abattre sur mon chemin. Sans cesse tiraillé entre la confiance en moi et le doute, j’ai plongé dans une vie urbaine insatisfaisante, spectateur impuissant d’un désastre montant. Au cœur de cette crise, j’ai dû me jeter à corps perdu dans un monde inconnu : celui de la littérature. « Cette fois, je marcherai seul », me suis-je juré. Une fois engagé sur cette voie, il fallait accepter de lutter, victorieux ou non, contre la volonté même de l’humanité. Toujours en proie au doute quant à mes capacités, je faisais face au papier. Certaines nuits, lorsque tout dormait — hommes, herbes et arbres —, seul éveillé dans le silence, j’écrivais comme en transe, n’entendant que le grincement de ma plume sur le papier. Parfois, je sentais distinctement des âmes fantomatiques se presser autour de moi, luttant pour naître dans ces pages. Alors, je m’apercevais que mes yeux baignaient dans des larmes d’exaltation. Qui d’autre qu’un être éperdu d’art pourrait comprendre cette extase ? Mais lorsque mon cœur se déchire douloureusement, que plus aucune pureté ne subsiste, cette solitude-là est indicible. Alors, je ne suis plus qu’une masse inerte. Rien ne me reste. Je doute d’être un écrivain. Existe-t-il au monde quelque chose de plus vain qu’un écrivain <text:span text:style-name="T27">qui </text:span>dout<text:span text:style-name="T27">e</text:span> de sa <text:soft-page-break/>vocation ? C’est dans ces instants qu’il est visiblement abandonné par la vie. Et c’est précisément dans ces moments-là que ton visage d’alors me revient immanquablement : ce visage où se lisaient une indécision farouche, une bataille intérieure entre volonté tenace et autocritique impitoyable, cette hostilité involontaire envers tout ce qui t’entourait. Je pose alors ma plume, me lève, arpente la pièce et me murmure à moi-même…</text:p>
      <text:p text:style-name="P9">「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 Qu’est-il advenu de ce garçon ? Puisses-tu ne pas t’égarer <text:span text:style-name="T27">en</text:span> chemin. Ne te gonfle pas d’orgueil au point d’entreprendre un voyage vers la mort dont on ne revient pas. Si tu n’as pas le don d’ouvrir ta propre voie dans la vie, alors s’il te plaît, <text:soft-page-break/>termine ton existence comme un honnête travailleur ordinaire. Que cette souffrance soit réservée à moi seul, c’est bien suffisant. »</text:p>
      <text:p text:style-name="P1">Pourtant, en octobre dernier – dix ans exactement après que j’eus fait par hasard ta connaissance dans cette maison au bord de la rivière –, par un après-midi de pluie fine, un petit paquet me parvint. Quand la bonne me l’apporta, l<text:span text:style-name="T28">a forte </text:span>odeur qui envahit la pièce me fit croire qu’on m’avait envoyé du poisson séché. Le papier huilé de l’emballage était souillé de pluie et de boue au point qu’on distinguait à peine le nom de l’expéditeur. Mais je ne parvenais pas à me souvenir clairement à qui correspondait ce nom. Quoi qu’il en soit, je pris un couteau et commençai à couper la solide ficelle de chanvre qui serrait le paquet. Sous la première couche de papier huilé se trouvait un autre paquet, également ficelé. Une fois celui-ci ouvert, il y avait encore une couche de papier huilé. Cet emballage méticuleux commençait à m’agacer. Comme lorsqu’on épluche un bulbe de lys, je dus retirer une à une les couches avant de découvrir enfin, entre plusieurs feuilles de journal, trois carnets de croquis artisanaux, salis par les traces de mains et enroulés en cylindres bien serrés. Tout en étant incommodé par cette persistante odeur de poisson, je les ouvris pour les examiner.</text:p>
      <text:p text:style-name="P1">C’étaient des carnets de croquis au crayon. Et tous ne représentaient que des montagnes et des arbres. Dès le premier coup d’œil, je reconnus des paysages d<text:span text:style-name="T27">e </text:span>Hokkaidō. Bien plus, ces dessins étaient à l’évidence de véritables portraits de la nature profonde, comme seul un véritable artiste peut la voir et la représenter.</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text:soft-page-break/>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10">« Tu as réussi ! » me suis-je dit, mordant ma lèvre inférieure tout en évoquant ton visage tel qu’il était dans ton adolescent. Et je souris malgré moi. Pour être honnête, si cela avait été un roman ou une pièce de théâtre, mon visage aurait peut-être été envahi, à la place de ce sourire, par une vive expression de jalousie amère.</text:p>
      <text:p text:style-name="P1">Ce soir-là, une lettre de toi arriva. Elle était griffonnée à la hâte, d’une écriture désordonnée, avec une brosse usée, sur une épaisse feuille de papier à dessin.</text:p>
      <text:p text:style-name="P1">« L’automne est déjà bien avancé à Hokkaidō. Dans les champs, le vent souffle chaque jour avec une force oppressante.</text:p>
      <text:p text:style-name="P1">Les arbres et les fleurs que j’ai chéris tout au long de l’année perdent leurs feuilles sans que l’on s’en aperçoive. L’automne fait naître bien des pensées dans le cœur des hommes.</text:p>
      <text:p text:style-name="P11">Certains jours, les montagnes alentour semblent flotter dans le ciel, d’une beauté à couper le souffle. Mais le plus souvent, le vent s’accompagne d’une pluie battante qui rend les chemins impraticables.</text:p>
      <text:p text:style-name="P1"><text:span text:style-name="T29">J</text:span>e vous ai envoyé <text:span text:style-name="T29">h</text:span>ier trois carnets de croquis. Un jour, vous m’aviez dit vouloir voir mes dessins, mais moi, pauvre pêcheur de mon village natal, accablé chaque jour par un travail harassant, je n’ai jamais eu l’occasion d’essayer de dessiner. Je n’y suis jamais parvenu.</text:p>
      <text:p text:style-name="P1">コトシノ七月カラ始メテ画用紙ヲトジテ画帖ヲ作リ、鉛筆デ（モノ）ニ向カッテミマシタ。シカシ労働ニ害サレタ手ハ思ウヨウニ自分ノ感力ヲ現ワス事ガデキナイデ困リマス。</text:p>
      <text:p text:style-name="P1"><text:soft-page-break/>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C’est seulement depuis juillet que j’ai commencé à plier des feuilles de papier pour en faire des carnets et à m’exercer au crayon. Mais mes mains, abîmées par le labeur, refusent d’obéir à ce que je ressens, et cela me désespère.</text:p>
      <text:p text:style-name="P1">Je suis terriblement gêné à l’idée <text:span text:style-name="T29">de vous montrer</text:span> ces croquis insignifiants. Pourtant, je vous ai envoyé tout ce que j’ai fait depuis le début, sans rien omettre. (…)</text:p>
      <text:p text:style-name="P1">Dans mon village, même parmi les jeunes qui ont un certain niveau d’instruction, peu sont ceux qui réfléchissent profondément à leur propre existence. La plupart se contentent de petites satisfactions ou passent leur temps dans l’oisiveté. Mais moi, j’aime mon village natal.</text:p>
      <text:p text:style-name="P1">Bien des choses émeuvent mon cœur. Peut-être trouverez-vous dans mes croquis quelque chose qui mérite d’être retenu ?</text:p>
      <text:p text:style-name="P1">J’ai honte de vous montrer ces choses si médiocres.</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text:soft-page-break/>ロマダカクダケノ腕ガナイヨウデス。オ忙シイあなたニコンナ無遠リョヲカケテタイヘンスマナク思ッテイマス。イツカオヒマガアッタラ御教示ヲ願イマス。</text:p>
      <text:p text:style-name="P1">十月末」</text:p>
      <text:p text:style-name="P1">Je voudrais peindre les montagnes en appliquant généreusement la peinture, pour qu’elles semblent s’échapper de la terre vers le ciel. Mes croquis ne parviennent pas à exprimer ce que je ressens. Mes montagnes sont trop plates par rapport à ce que j’éprouve réellement. Les arbres aussi manquent cruellement de relief.</text:p>
      <text:p text:style-name="P1">Je pense qu’avec de la couleur, ce serait peut-être mieux, mais je n’ai ni le temps ni l’argent, et je me morfonds avec ces dessins.</text:p>
      <text:p text:style-name="P1">J’ai la tête pleine de toutes sortes de compositions, mais il semble que je n’aie tout simplement pas le talent. Je suis désolé de vous importuner alors que vous devez être très occupé. Quand vous aurez un moment, je vous serais reconnaissant de vos conseils.</text:p>
      <text:p text:style-name="P1">Fin octobre. »</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text:soft-page-break/>たのだ。</text:p>
      <text:p text:style-name="P11">Tu ne peux sans doute pas imaginer à quel point cette lettre, écrite au fil de la pensée, m’a ému. En tant qu’homme de lettres, j’ai développé une capacité assez aiguë à percevoir immédiatement le vrai et le faux dans les mots des autres. En te lisant, les larmes me sont venues. Entre le papier huilé qui sentait le poisson, les carnets de croquis qui étaient de véritables œuvres d’art et ton écriture, il n’y avait pas la moindre faille. Le néologisme que tu as créé, « kanryoku », « la force de ressentir », résonna en moi comme un mot au contenu profond. « Les montagnes semblent s’échapper de la terre vers le ciel »… Quelle merveilleuse expression pour décrire cette proximité charnelle avec la nature ! Cette puissance qui imprègne les mots ne peut naître de l’imitation d’un cœur tiède qui ne fait qu’effleurer son sujet.</text:p>
      <text:p text:style-name="P1">« Dans un recoin de la Terre où personne ne prête attention, une âme noble se débat pour briser son enveloppe charnelle. »</text:p>
      <text:p text:style-name="P1">C’est ce que je me suis dit. Et cette pensée m’a soudain fait percevoir la Terre comme plus belle encore. Cette émotion m’a fait monter les larmes aux yeux.</text:p>
      <text:p text:style-name="P1">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1">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À cette époque, je projetais justement de me rendre à <text:soft-page-break/>Hokkaidō, mais, distrait par diverses obligations, j’avais hésité jusqu’à ce que le froid s’installe, et je me disais que je ferais mieux d’y renoncer. Cependant, après avoir vu tes croquis et lu ta lettre, j’ai eu un tel désir de te rencontrer que je me suis immédiatement mis en devoir de préparer mon voyage. Moins d’une semaine plus tard, le 5 novembre, je me suis retrouvé dans le train direct d’Ueno à Aomori.</text:p>
      <text:p text:style-name="P1">Après avoir réglé mes affaires à Sapporo et avant de me rendre à la ferme, je t’avais envoyé une lettre à Iwamizawa. Comme ce n’était pas très loin de la ferme, je t’avais écrit : « Si tu peux venir, viens. J’aimerais beaucoup te voir. »</text:p>
      <text:p text:style-name="P1">Le jour de mon arrivée à la ferme, tu n’étais pas là. Le lendemain, la neige se mit à tomber dès le matin. J’avais approché mon bureau près de la fenêtre et, tout en peinant sur mes manuscrits, je t’attendais avec impatience. Entre deux pauses où ma plume refusait d’avancer, les souvenirs du passé et les attentes du présent défilaient dans mon esprit.</text:p>
      <text:h text:style-name="Heading_20_2" text:outline-level="2">三 - <text:span text:style-name="T30">III</text:span></text:h>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text:soft-page-break/>という領土がもろく小さく私の周囲にながめやられた。</text:p>
      <text:p text:style-name="P1">Le crépuscule s’épaississait peu à peu. L’homme qui s’occupait de la ferme vint avec une lampe et me demanda si je voulais qu’on me serve le dîner. Mais, pensant que tu pourrais arriver d’un moment à l’autre, je lui demandai d’attendre et me remis à fixer mon papier, comme mordant dessus. Je perçus du coin de l’œil sa silhouette massive quitter lentement la pièce. Après un long séjour en ville, tout ici, les objets comme les gens, me semblait plus grand, plus lent, et je ressentais une sorte de pression étrange.</text:p>
      <text:p text:style-name="P1">Ma plume récalcitrante n’avait pas avancé d’un pouce que le crépuscule cédait déjà la place à l’obscurité de la nuit. De l’autre côté de la vitre, la neige et les ténèbres ne formaient plus qu’un flou indécis. La nature, comme contrariée, commençait à se déchaîner avec la nuit. Une force sourde et puissante, silencieuse et oppressante, semblait s’appuyer contre les murs de la maison, et même assis sur le tatami, je la sentais. La nature soulevait la neige poudreuse, la fouettant partout, se tordant et hurlant avec une fureur qui se rapprochait. Je tirai le rideau de coton blanc devant la fenêtre. Ce misérable abri, ce territoire que l’homme avait peiné à construire pour résister aux assauts de la nature, me semblait fragile et minuscule autour de moi.</text:p>
      <text:p text:style-name="P1">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text:soft-page-break/>喜びを君は想像する事ができる。やはり来てくれたのだ。私はすぐに立って事務室のほうへかけつけた。事務室の障子をあけて、二畳敷きほどもある大囲炉裏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5">Soudain, un bruit sourd, do, do, do… — ou plutôt un mouvement (dans ces cas-là, on ne distingue plus le son du mouvement) — ébranla le ciel et la terre. « Ça commence », pensai-je, redressant instinctivement le dos. Au même moment, la nature plaqua ses dents supérieures contre sa lèvre inférieure et souffla longuement. La maison trembla. Je m’imaginai clairement la scène tragique : la neige, soulevée du sol, rebondissant deux ou trois fois avant de s’élancer d’un coup vers le ciel, comme pour se rebeller, avant de retomber en rafale. « C’est raté. Il ne viendra plus. » La route depuis la gare devait déjà être ensevelie sous la neige. Perdu dans la tempête, je songeais mélancoliquement à cela avant de baisser à nouveau les yeux vers mon bureau.</text:p>
      <text:p text:style-name="P1">Ma plume refusait toujours d’avancer. De légères contractions, comme des douleurs d’enfantement, se produisaient de temps en temps, mais les mots importants ne voulaient pas naître. Une trentaine de minutes s’écoulèrent ainsi, dans une frustration pitoyable, quand l’homme de la ferme entra à nouveau pour m’annoncer un visiteur. Tu peux imaginer ma joie. « Il est quand même venu ! » Je me levai aussitôt et me précipitai vers le bureau. En ouvrant la porte coulissante, je débouchai dans la cuisine, où un grand foyer était creusé. Là, debout sur la terre battue, un homme se tenait, toujours chaussé. L’homme de la ferme et la robuste maîtresse de maison, pourtant de taille normale, semblaient petits à côté de ce visiteur. Un véritable géant. Vêtu d’un manteau sombre avec une capuche enfoncée sur la tête, couvert de neige, soufflant une haleine blanche et saccadée, il <text:soft-page-break/>avait quelque chose d’inhumain. L’enfant, blotti contre les genoux de sa mère, le regardait avec des yeux effrayés.</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囲炉裏のそばの煎餅蒲団を裏返した。</text:p>
      <text:p text:style-name="P1">その男はちょっと頭で挨拶して囲炉裏の座にはいって来たが、天井の高いだだっ広い台所にともされた五分心のランプと、ちょろちょろと燃える木節の囲炉裏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2">八畳の座敷に余るような錆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  !? 」</text:p>
      <text:p text:style-name="P1">En réalisant que ce n’était pas toi, je ressentis une déception cuisante, et mon irritation nerveuse redoubla.</text:p>
      <text:p text:style-name="P1">— « Allez, entrez donc par ici », dit l’homme de la ferme avec toute la politesse due à mon invité, retournant un coussin près du foyer.</text:p>
      <text:p text:style-name="P16">L’homme inclina légèrement la tête et s’avança vers le feu. Mais, dans la vaste cuisine au plafond haut, éclairée par une <text:soft-page-break/>lampe à pétrole et la lueur vacillante du foyer, il n’apparaissait que comme une masse noire et imposante. Pendant qu’il ôtait ses vieilles bottes militaires toutes mouillées, je me tins debout, en silence, prêt à le conduire à l’intérieur, tout en souhaitant qu’il ne <text:span text:style-name="T35">me </text:span>fasse pas perdre davantage mon temps.</text:p>
      <text:p text:style-name="P16">Ce n’est qu’une fois assis ensemble dans la pièce que j’eus vraiment le loisir de l’observer. Assis en <text:span text:style-name="T32">"</text:span>seiza<text:span text:style-name="T32">"</text:span> avec grande maladresse, il salua respectueusement.</text:p>
      <text:p text:style-name="P1">— « Cela faisait longtemps. »</text:p>
      <text:p text:style-name="P1">Une voix grave, <text:span text:style-name="T32">presque </text:span>trop imposante pour cette pièce de huit tatamis, résonna.</text:p>
      <text:p text:style-name="P1">— « Qui êtes-vous ? »</text:p>
      <text:p text:style-name="P1">Le géant, visiblement mal à l’aise, essuya son front rouge et ruisselant de sueur.</text:p>
      <text:p text:style-name="P1">— « Kimoto. »</text:p>
      <text:p text:style-name="P1">— « Hein ? Kimoto-<text:span text:style-name="T33">kun</text:span> ?! »</text:p>
      <text:p text:style-name="P18">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君の与えるすばらしい男らしい印象はそんな事まで私に思わせた。</text:p>
      <text:p text:style-name="P1">「吹雪いてひどかったろう」</text:p>
      <text:p text:style-name="P1"><text:soft-page-break/>「なんの。……温くって温くって汗がはあえらく出ました。けんど道がわかんねえで困ってると、しあわせよく水車番に会ったからすぐ知れました。あれは親身な人だっけ」</text:p>
      <text:p text:style-name="P13">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3">C’était <text:span text:style-name="T33">donc</text:span> toi ! <text:span text:style-name="T33">S</text:span>tupéfait, je dus te dévisager longuement. Où était passé le jeune homme mélancolique, presque maladif, <text:span text:style-name="T36">qui</text:span> peinait à grandir à cause de s<text:span text:style-name="T36">a</text:span> ne<text:span text:style-name="T36">urasthénie</text:span> ? Où était l’artiste sensible, capable de remarquer et de caresser chaque aiguille de mélèze dépassant de l’écorce, comme le suggéraient tes carnets de croquis ? Vêtu de deux épais manteaux de coton matelassé, assis tranquillement, massif et posé, tu me dépassais d’au moins quinze centimètres. Ta tête, légèrement allongée et <text:span text:style-name="T36">le teint </text:span>cuivré, reposait fermement sur un cou épais comme celui d’un taureau, lui-même posé sur des épaules musclées. Ton visage anguleux, aux traits nets, était empreint d’une bienveillance naturelle qui réchauffait tes traits <text:span text:style-name="T36">bien dessinés</text:span>. « Quel jeune homme extraordinaire », pensai-je, admiratif. Un homme qui présente son amoureuse ne peut s’empêcher d<text:span text:style-name="T36">'</text:span>observer <text:span text:style-name="T36">celle-ci </text:span>avec <text:span text:style-name="T36">une</text:span> profonde inquiétude. L’impression virile et magnifique que tu dégageais m’inspirait des pensées similaires.</text:p>
      <text:p text:style-name="P1">— « La tempête devait être terrible. »</text:p>
      <text:p text:style-name="P1">— « Oh, non… Il faisait si chaud, si chaud que j’ai beaucoup transpiré. Mais je me suis perdu. Heureusement, j’ai croisé le meunier, qui m’a guidé. Un type vraiment serviable. »</text:p>
      <text:p text:style-name="P19">Ton naturel semblait toucher les gens instantanément. Ce meunier était effectivement un homme rarement aimable dans les parages. Tu sortis une serviette de ta ceinture et essuyas plusieurs fois ton visage ruisselant de sueur presque brûlante.</text:p>
      <text:p text:style-name="P19">On sent que ton cœur sincère entre immédiatement en contact avec celui des autres. Ce <text:span text:style-name="T37">meunier</text:span> est effectivement, dans le coin, un homme au caractère rare et agréable. Tu détachas ta serviette de ta <text:span text:style-name="T37">ceinture</text:span> et essuyas à plusieurs reprises ton visage couvert de sueur, <text:span text:style-name="T37">qui semblait dégager de</text:span> <text:soft-page-break/>la vapeur.</text:p>
      <text:p text:style-name="P13">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20">[d] On apporta le repas du soir. "Je n'en peux plus d'attendre", dis-tu en <text:span text:style-name="T38">quittant la position de seiza</text:span> pour t'asseoir en tailleur. "Faut pas s'embêter avec les bonnes manières." Nous nous mîmes à table avec la joie insouciante de deux enfants. Ton appétit vorace me surprit agréablement. Je voyais pour la première fois quelqu'un boire d<text:span text:style-name="T38">u</text:span> thé trois <text:span text:style-name="T38">fois</text:span> à la suite dans son bol à riz.</text:p>
      <text:p text:style-name="P20"><text:span text:style-name="T39">N</text:span>otre joyeuse conversation <text:span text:style-name="T39">ap</text:span>rès le souper, jusqu<text:span text:style-name="T39">e</text:span> <text:span text:style-name="T39">tard dans</text:span> la nuit, me revient en mémoire avec <text:span text:style-name="T39">toujours </text:span>le même plaisir. Dehors, la tempête faisait rage comme si elle avait choisi cet endroit pour déchaîner toute sa fureur. Dans la <text:soft-page-break/>pièce, assis en tailleur face au poêle, ton visage sympathique - avec ce <text:span text:style-name="T39">geste</text:span> <text:span text:style-name="T39">répété </text:span>de passer la main à rebrousse-poil dans tes cheveux coupés ras - illuminait la chambre. Tu ressemblais à un solide presse-papiers protégeant cette petite pièce de la tourmente. À mesure que tu te réchauffais, une odeur <text:span text:style-name="T12">â</text:span><text:span text:style-name="T14">cre </text:span>de poisson émanait de tes vêtements et imprégnait toute la pièce, mais, loin d’être désagréable, <text:span text:style-name="T40">elle </text:span>évoqu<text:span text:style-name="T40">ait</text:span> vivement la mer démontée. Oui, la sensibilité humaine est parfois curieuse…</text:p>
      <text:p text:style-name="P20">J'ai parlé de conversation joyeuse. Mais cela ne signifie pas qu'elle <text:span text:style-name="T40">ait été futile ou amusante.</text:span> Car tu devais souvent t’arrêter maladroitement au cours de tes phrases, ton visage se voilant de tristesse. Et moi aussi, prenant douloureusement conscience de ma situation difficile et de mon existence incertaine, je me sentais gagné par une sombre mélancolie.</text:p>
      <text:p text:style-name="P20">Je ne peux m'empêcher de rapporter ici brièvement le récit que tu me fis ce soir-là de ta vie depuis notre dernière rencontre.</text:p>
      <text:p text:style-name="P1">札幌で君が私を訪れてくれた時、君には東京に遊学すべき道が絶た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Lorsque tu <text:span text:style-name="T40">étais venu</text:span> me voir à Sapporo, la voie des études à Tokyo t'était déjà fermée. Le port de Iwanai, sur la côte ouest de Hokkaido, qui avait un temps laissé présager une prospérité telle qu’il pourrait rivaliser avec Otaru, s’enfonçait peu à peu, sans raison claire, dans la stagnation. <text:s/><text:soft-page-break/>Cela accrut encore la difficulté de vivre de ta famille. <text:span text:style-name="T41">T</text:span>on père, ton frère et ta sœur travaillaient dur, <text:span text:style-name="T41">mais ils ne purent enray</text:span><text:span text:style-name="T15">er </text:span>le lent déclin <text:span text:style-name="T41">familial</text:span>, comme s'ils s'enfonçaient peu à peu dans un marécage. C'est pourquoi, toi qui n'avais guère d'intérêt pour les études et n’obtenais donc pas de bons résultats, <text:span text:style-name="T42">et </text:span>bien que brûlant d'une passion pour l'art, tu avais dû retourner dans ce vieux port de plus en plus désolé. <text:span text:style-name="T42">Quand j'y</text:span> repens<text:span text:style-name="T42">e</text:span>, je comprends <text:span text:style-name="T42">mieux</text:span> pourquoi tu avais alors cet air sombre et irritable. Même en retournant au pays natal, tu comptais bien trouver quelque réconfort à peindre, dans tes moments de loisir, les paysages que tu aimais, et c'est avec cet espoir que tu quittas Sapporo.</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Mais ta famille ne t'offrit pas cette vie relativement libre que tu imaginais. Quand tu vis ton père vieillissant et ton frère - qui n'avait pas vraiment la robustesse d'un pêcheur – t'accueillir, vêtus comme de simples pêcheurs <text:span text:style-name="T42">et occupés à</text:span> répar<text:span text:style-name="T42">er</text:span> le<text:span text:style-name="T42">ur</text:span>s filets, quand tu constatas que toute trace de l'aisance passée de cette famille qui possédait autrefois d'importantes zones de pêche avait disparu, tu dus réaliser à quel point tes espoirs avaient été naïfs. Quelque part en toi, tes aspirations artistiques regrettaient amèrement que tu te sois jeté sans assez réfléchir dans ce tourbillon de vie difficile. Tu m'as avoué que cette nuit-là, dans la chambre imprégnée d'odeur de marée, la tête sur l'oreiller, tu t'étais senti comme <text:soft-page-break/>une bête prise au piège, trop agité pour fermer l'œil. Je le crois sans peine. Oui, rien qu'en imaginant les détails de ce que tu as ressenti cette nuit-là, je pense que je pourrais en tirer une nouvelle pleine de force.</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鱈から鰊、鰊から烏賊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21">Mais, parce que tu avais le cœur droit et aimant, tu n’as pas fui la vie qui t’attendait. Délaissant <text:span text:style-name="T43">cet </text:span>uniforme scolaire que tu portais sans en boutonner le col, tu <text:span text:style-name="T43">as </text:span>revêt<text:span text:style-name="T43">u</text:span> <text:span text:style-name="T43">l</text:span>es épais vêtements <text:span text:style-name="T43">du p</text:span><text:span text:style-name="T16">êcheur</text:span>. De la pêche à la dorade à celle de la morue, de la morue au hareng, du hareng au calmar, tu t'engageas dans le cycle incessant des saisons de pêche, affrontant toute l'année les vagues violentes et le climat rude de la mer du Nord, plongé dans la vie austère des pêcheurs. Puis, par suite d’une grosse erreur de calcul de<text:span text:style-name="T43">s </text:span>ingénieur<text:span text:style-name="T43">s</text:span>, <text:soft-page-break/>la digue construite dans le port, censée <text:span text:style-name="T44">protéger d</text:span>es vagues, entraîna au contraire un ensablement massif. <text:span text:style-name="T44">E</text:span>t la côte, autrefois idéale pour la pêche, se mua rapidement en <text:span text:style-name="T44">hauts-fonds</text:span>. Ton propre site de pêche, pourtant bien situé, devint pratiquement inutilisable ; tu dus louer à prix fort d’autres emplacements. De plus, les bancs de harengs - autrefois les plus importants de Hokkaido - diminuaient d'année en année. Malgré les efforts unis de toute la famille qui travaillait d'arrache-pied, la pauvreté ne cessait de croître.</text:p>
      <text:p text:style-name="P1">Toi, tendre et pourtant viril, avec un cœur bienveillant, tu ne pus rester spectateur de cette situation. Tu ne pouvais av<text:span text:style-name="T45">oir</text:span> ni regret ni honte <text:span text:style-name="T45">à </text:span>transpirer <text:span text:style-name="T45">et</text:span> à travailler durement pour subvenir aux besoins des tiens. Et tu plongeas à corps perdu dans <text:span text:style-name="T45">une vie</text:span> du travail. Le froid, la chaleur, <text:span text:style-name="T46">les </text:span>tempêtes, les efforts physiques et la fréquentation des rudes pêcheurs <text:span text:style-name="T46">ont forgé</text:span> ton corps et ton courage, <text:s/>les rendant durs comme l'acier. Tu grandis vigoureusement comme un arbre robuste.</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パンのために精力のあらん限りを用い尽くさねばならぬ十年――それは短いものではない。それにもかかわらず、君は性格の中に植え込まれた憧憬を一刻も捨てなかったのだ。捨てる事ができなかったの<text:soft-page-break/>だ。</text:p>
      <text:p text:style-name="P1">"<text:span text:style-name="T46">I</text:span>l y a beaucoup de pêcheurs <text:span text:style-name="T46">à </text:span>Iwanai, , mais pour la force physique, personne ne me dépasse !" Tu dis cela comme une simple réalité. La carrure que <text:span text:style-name="T46">j'</text:span>avais en face de moi me le faisait croire sans peine.</text:p>
      <text:p text:style-name="P1">Dix années passées à lutter pour le pain quotidien au plus bas de l'échelle sociale - ce n'est pas court. La plupart des gens auraient probablement perdu, en un tel laps de temps, toute force pour se relever d'une telle vie. Si l'on regarde le monde, combien de millions d'êtres ont ainsi piétiné leurs dons naturels exceptionnels dans ce genre d'existence, pour finir vides sous l'herbe des tombes ? C'est profondément triste. Et absurde. Mais qui peut jeter la pierre à cette absurdité du monde ? C'est une absurdité que nous devons chacun, bien malheureusement, porter sur nos épaules. Une triste réalité de la vie qui nous force à éprouver une sympathie proche du respect pour ces gens qui doivent s'absorber dans la lutte quotidienne au point d'ensevelir leurs talents exceptionnels. C'est la dure réalité.</text:p>
      <text:p text:style-name="P22">*Dix années passées à <text:span text:style-name="T46">lutter</text:span> dans la misère pour gagner son pain… Ce n’est pas rien. La plupart des gens <text:span text:style-name="T46">auraient</text:span> certainement perd<text:span text:style-name="T46">u</text:span>, <text:span text:style-name="T46">sur un temps aussi long</text:span>, la force de <text:span text:style-name="T46">se relever</text:span>. Regardons autour de nous : des millions, des dizaines de millions de personnes, écrasées par une telle vie, ont vu leur talent unique s’effacer et sont devenues l’herbe des tombeaux. ont ainsi piétiné leurs dons naturels exceptionnels dans ce genre d'existence, pour finir vides sous l'herbe des tombes ? </text:p>
      <text:p text:style-name="P22">C’est profondément triste. Et absurde. Mais qui peut jeter la pierre <text:span text:style-name="T46">à</text:span> l’absurdité de cette société ? Hélas, c’est une absurdité que chacun de nous doit porter sur ses épaules. Face à la réalité des gens qui, malgré des dons particuliers, sont contraints de se plonger corps et âme dans la survie quotidienne, nous ne pouvons que leur offrir une sympathie quasi respectueuse. Voilà la vérité telle qu’elle est.</text:p>
      <text:p text:style-name="P1">Dix années où tu dus employer toutes tes forces pour gagner ton pain - ce n'est pas court. Pourtant, tu n'abandonnas pas un instant l'idéal enfoui dans ton caractère. Tu ne pus l'abandonner.</text:p>
      <text:p text:style-name="P1">*Dix années à user toute son énergie pour le pain — ce <text:soft-page-break/>n’est pas court. Pourtant, tu n’as jamais abandonné, ne serait-ce qu’un instant, l’aspiration profondément ancrée en toi ; tu ne pouvais pas l’abandonner.</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Dans la vie d'un pêcheur qui ne connaît guère de jours de repos, sauf quand la pluie ou le vent l'y obligent, il arrive parfois quelques journées d'inactivité forcée. En ces occasions, tu glissais dans la poche de ta veste de travail raide et sèche, encore maculée d'écailles et de bouts de poisson, un carnet de croquis (un assemblage maladroit de feuilles grossières pour écoliers, cousues avec du fil de pêche) et un crayon, avant de sortir flâner dès le matin.</text:p>
      <text:p text:style-name="Marginalia">*Même dans la vie d’un pêcheur, précaire au point de ne jamais connaître de repos à cause de la pluie ou du vent, il arrive parfois, quelques rares jours dans l’année, que le temps soit à l’inaction. Durant ces jours-là, tu prenais ton carnet de croquis (fait d’un grossier papier à dessin d’école élémentaire, relié maladroitement par une ficelle de filet), un crayon, et tu les glissais, couverts d’écailles de poisson ou de morceaux de chair séchés, dans la poche rêche de tes vêtements de travail, puis tu partais errer dehors dès le matin.</text:p>
      <text:p text:style-name="P26">「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の心持ちをかいた絵があらば、見るだけでも見たいもんだが、ありませんね。天気のいい気持ちのいい日にうんと力こぶを入れてやってみたらと思うけんど、暮らしも忙しいし、やってもおらにはやっぱり手に余るだろう。色もつけてみたいが、絵の具は国に引っ込む時、絵の<text:soft-page-break/>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 Les gens que je croise disent que je suis un fou. Pourtant, quand je reste là à contempler la montagne, j'en oublie tout le reste. Je ne sais plus qui a écrit dans un magazine que "<text:span text:style-name="T48">aimer</text:span>, c'est p<text:span text:style-name="T48">osséder</text:span>", affirmant que l'être humain, en aimant une chose, cherche à s'en emparer ; mais moi, quand je regarde la montagne, une telle envie ne me vient même pas à l'esprit. C’est plutôt la montagne qui m’aspire tout entier en elle, et je reste là, simplement ébahi. C'est ce sentiment que j'aimerais retranscrire, alors je m'essaie à ces gribouillis maladroits, mais c'est peine perdue. S'il existait un tableau capable de capturer l'âme de cette montagne, j'aimerais au moins pouvoir le voir, mais cela n'existe pas. Les jours de beau temps, quand le cœur y est, je me dis que je devrais m'y mettre avec acharnement, mais la vie quotidienne est trop prenante, et même en essayant, cela dépasserait sans doute mes capacités. J'aimerais aussi y mettre de la couleur, mais quand je suis reparti pour mon pays, j'ai donné mes peintures à un ami qui aimait l'art. Pour le genre de dessins que je fais, je trouve dommage d'en racheter. Que ce soit la mer ou la montagne, tout est magnifique. Il y a tant de merveilles autour de nous que c'en est presque un sacrilège, mais la force me manque pour les saisir. »</text:p>
      <text:p text:style-name="Text_20_body">Tes paroles, ainsi que ton attitude alors que tu disais cela, sont devenues pour moi inoubliables. À ce moment-là, tu serrais tes jambes croisées si fort entre tes mains qu'elles semblaient sur le point de se briser, <text:span text:style-name="T49">alors que tu </text:span>tenta<text:span text:style-name="T49">is</text:span> d'exprimer d'une voix calme et profonde l'exaltation qui débordait de ta poitrine.</text:p>
      <text:p text:style-name="P29">私どもが一時過ぎまで語り合って寝床にはいって後も、吹きまく吹雪は露ほども力をゆるめなかった。君は君で、私は私で、妙に寝つか<text:soft-page-break/>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Text_20_body">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を引きあけて戸外に出た。</text:p>
      <text:p text:style-name="Text_20_body">Même après que nous eûmes discuté jusqu'à plus d'une heure du matin pour enfin gagner nos lits, la tempête qui faisait rage ne faiblit pas d'un iota. Toi de ton côté, et moi du mien, nous passâmes une nuit singulière, incapables de trouver le sommeil. Je songeais à toi, à cette âme si délicate et merveilleuse que la nature t’a donnée, et que tu ne perds pas — que tu ne peux pas perdre — malgré les épreuves répétées. Découvrir une âme aussi sensible que celle d’une jeune fille dans ton corps robuste de colosse, cela me semblait d'une beauté sans pareille. Il me semblait même que toi seul apportais une clarté à ce qu'est l'existence humaine. Puis, peu à peu, je me mis à réfléchir à mon propre travail. Cette pauvreté de cœur qui me rongeait : le fait de ne pas encore parvenir, malgré tous mes débats, à trouver ce qui <text:soft-page-break/>m'appartient en propre ; cette tendance à chercher une satisfaction éphémère dans la rébellion amère ou l'hostilité, ou encore à prendre plaisir à observer la vie sous un angle déformé... tout cela m'emplissait de dépit. Cette nuit-là, la croissance si naturelle et grandiose de ton être, ainsi que l'humilité inconsciente et l'attachement que tu lui portais, firent naître en moi une profonde émotion.</text:p>
      <text:p text:style-name="Text_20_body">Le lendemain matin, affirmant que tu ne pouvais rester ainsi les bras croisés, tu fis tes préparatifs pour repartir en pleine tempête. Les hommes de la ferme tentèrent de te retenir, insistant pour que tu attendes au moins que le ciel se dégage, mais tu ne voulus rien entendre. Pieds nus, tu enfilas tes bottes militaires <text:span text:style-name="T51">encore </text:span>gelées, dures comme de la pierre, puis tu te tins dans le vestibule, fermement boutonné dans ton manteau noir. Dans l'hiver du Nord, la présence d'un invité est particulièrement précieuse. C’est sans doute par regret sincère de te voir partir que les gens de la ferme t’entourèrent de soins, comme s’ils étaient de ta propre famille. Tous se pressaient autour de toi, te conseillant de bien te couvrir, de mettre <text:span text:style-name="T52">ta</text:span> capuche et de ne partir qu'une fois équipé au mieux. Pourtant, par une sorte de réserve naturelle et de simplicité, tu ne mis même pas <text:span text:style-name="T52">ta capuche</text:span>. Après avoir échangé d'un ton solennel les salutations d'usage, tu tiras la porte vitrée et sortis affronter les éléments.</text:p>
      <text:p text:style-name="P30">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p text:style-name="Text_20_body"><text:span text:style-name="T52">Je</text:span> tapota<text:span text:style-name="T52">i</text:span> la vitre pour faire tomber la neige accumulée à l'extérieur <text:span text:style-name="T52">et</text:span> te regardais t'éloigner <text:span text:style-name="T52">en </text:span>fendant la blancheur épaisse des congères. Ta silhouette noire — tu n'avais toujours pas mis de capuche et <text:span text:style-name="T52">gardais l</text:span>a tête nue à la merci <text:soft-page-break/>de la neige — s'enfonçait jusqu'à la taille dans le sol immaculé. Peu à peu, tu t'es éloigné, seul, dans cette neige qui tombait à l'horizontale en formant des zébrures tantôt denses, tantôt légères, jusqu'à ce que tu ne sois plus qu'une ombre floue, puis que tu disparaisses tout à fait.</text:p>
      <text:p text:style-name="Text_20_body">Le bureau, que tu avais ainsi délaissé, se retrouva de nouveau enfermé dans la neige incessante et dans cette solitude monotone qui l'habitait avant ton arrivée.</text:p>
      <text:p text:style-name="Text_20_body">Ce n'est que trois ou quatre jours plus tard que je quittai les lieux pour rentrer à Tokyo.</text:p>
      <text:h text:style-name="P24" text:outline-level="2">四</text:h>
      <text:h text:style-name="P24" text:outline-level="2">IV</text:h>
      <text:p text:style-name="Text_20_body">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Text_20_body">君を思い出すにつけて、私の頭にすぐ浮かび出て来るのは、なんと<text:soft-page-break/>言ってもさびしく物すさまじい北海道の冬の光景だ。</text:p>
      <text:p text:style-name="Text_20_body">À présent, l'hiver de Tokyo est passé, et les pruniers comme les camélias ont commencé à fleurir. La terre, ouvrant grand sa poitrine, absorbe la lumière bienveillante engendrée par le soleil. Les eaux du port d'Iwanai, où tu demeures, ne sont sans doute pas encore troublées par l'afflux des neiges fondues. La surface de la mer, semblable à de l'acier liquide, doit encore soulever par moments des vagues acérées qui, tout au long du jour, se lancent à l'assaut du rivage. Malgré cela, la saison est sûrement venue où le marchand de poissons rouges, portant son fléau sur l'épaule et évitant avec adresse les sentiers de neige décrépis, lance son cri pour réveiller le printemps à tout prix. Sur la grève, ces pêcheurs migrateurs venus des régions de Tsugaru ou d'Akita doivent être en train de réparer les filets à harengs ou d'installer les grands chaudrons, parsemant la nature assombrie du rouge éclatant de leurs vestes en laine et de leurs manteaux.</text:p>
      <text:p text:style-name="Text_20_body">En ces jours, je me remémore ta personne <text:span text:style-name="T54">de manière </text:span>étrange. Je dessine dans mon esprit l'image de ta vie si ardente. Tu apparais distinctement dans le champ de mon imagination, me donnant à voir ta vie et ton entourage comme si je les contemplais de mes propres yeux. On peut dire que, pour l'artiste, il n'existe pas de seuil entre le rêve et la réalité. Il lui arrive de dormir tout en regardant le réel. Il lui arrive d'ouvrir grand les yeux tout en rêvant. Me refuserais-tu la liberté de projeter ici ton image au gré de mon imagination ? Je veux tester par moi-même jusqu'où la force de la sympathie peut agir sur mon esprit borné. Je veux croire que ta générosité me le permettra.</text:p>
      <text:p text:style-name="Text_20_body">Chaque fois que je me souviens de toi, ce qui surgit aussitôt à mon esprit est, quoi qu'il en soit, le paysage solitaire et désolé de l'hiver de Hokkaido.</text:p>
      <text:h text:style-name="P24" text:outline-level="2">五</text:h>
      <text:h text:style-name="P24" text:outline-level="2"><text:span text:style-name="T34">V</text:span></text:h>
      <text:p text:style-name="P31">長い冬の夜はまだ明けない。雷電峠と反対の湾の一角から長く突き出た造りぞこねの防波堤は大蛇の亡骸のようなまっ黒い姿を遠く海の<text:soft-page-break/>面に横たえて、夜目にも白く見える波濤の牙が、小休みもなくその胴腹に噛いかかっている。砂浜に繁われた百艘近い大和船は、舳を沖のほうへ向けて、互いにしがみつきながら、長い帆柱を左右前後に振り立てている。そのそばに、さまざまの漁具と弁当のお櫃とを持って集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La longue nuit d’hiver n’est pas encore levée. De l’autre côté de la baie, à l’opposé du col de Raiden, une jetée inachevée s’étire comme le cadavre d’un serpent géant, étalant sa silhouette d’un noir d’encre à la surface de la mer ; les crocs de l’écume, dont la blancheur se devine dans l’obscurité, ne cessent de mordre ses flancs sans le moindre répit. Échouées sur la grève, près d’une centaine de barques de style japonais, les proues tournées vers le large, semblent se cramponner les unes aux autres tout en agitant leurs longs mâts dans tous les sens. À leurs côtés, des pêcheurs chargés de leurs divers apparaux et de leurs boîtes à repas se sont rassemblés ; ils échangent quelques rares paroles, les yeux fixés sur les feux de signalisation de la coopérative, érigés sur la digue pour annoncer la météo. Dans les ténèbres, deux lueurs, l'une blanche et l'autre rouge, luisent d'un éclat farouche comme les yeux d'un oiseau nocturne. Ces deux globes, rouge et blanc, sont le signal indiquant qu'il faut rester sur ses gardes. Pour mettre les bateaux à l'eau, il faudra attendre le chant du premier coq. La ville, plongée dans le sommeil, ne laisse paraître aucune lumière. Enveloppant tout cela, des nuages de glace pendent bas dans <text:soft-page-break/>le ciel, pareils à un rideau. Dans un silence presque total, les nuages courent sans discontinuer des montagnes vers le large. Sur le rivage enseveli par la neige, les vagues blanches se brisent avec fracas à perte de vue, tandis qu'un vent — un vent si violent et glacial qu'il semble vouloir arracher l'air lui-même — souffle sur les monts clos par la neige, souffle sur les pêcheurs, souffle sur la mer, s'engouffrant droit vers l'horizon où se rejoignent l'eau et le ciel.</text:p>
      <text:p text:style-name="P28">Translate in french</text:p>
      <text:p text:style-name="P32">漁夫たちの群れから少し離れて、一団になったお内儀さん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雲の産んだ鬼子のように、空中に現われ出る。鈍い土がまだ振り向きもしないうちに、空はいち早くも暁の光を吸い初めたのだ。</text:p>
      <text:p text:style-name="P1">模範船（港内に四五艘あるのだが、船も大きいし、それに老練な漁夫が乗り込んでいて、他の船にかけ引き進退の合図をする）の船頭が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7">そのさざめきの間に、潮で鏽び切った老船頭の幅の広い塩辛声が高くこう響く。</text:p>
      <text:p text:style-name="P1">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text:soft-page-break/>の高いののしりの声とともに、今までの鈍さに似ず、あらゆる漁夫は、猿のように船の上に飛び乗っている。ややともすると、舳を岸に向けようとする船の中からは、長い竿が水の中に幾本も突き込まれる。船はやむを得ずまた立ち直って沖を目ざす。</text:p>
      <text:p text:style-name="P1">この出船の時の人々の気組み働きは、だれにでも激烈なアレッグロで終わる音楽の一片を思い起こさすだろう。がやがやと騒ぐ聴衆のような雲や波の擾乱の中から、漁夫たちの鈍い Largo pianissimo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Allegro Molto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どこからともなく海鳥の群れが、白く長い翼に羽音を立てて風を切りながら、船の上に現われて来る。猫のような声で小さく呼びかわす<text:soft-page-break/>この海の砂漠の漂浪者は、さっと落として来て波に腹をなでさすかと思うと、翼を返して高く舞い上がり、ややしばらく風に逆らってじっとこたえてから、思い直したように打ち連れて、小気味よく風に流されて行く。その白い羽根がある瞬間には明るく、ある瞬間には暗く見えだすと、長い北国の夜もようやく明け離れて行こうとするのだ。夜の闇は暗く濃く沖のほうに追いつめられて、東の空には黎明の新しい光が雲を破り始める。物すさまじい朝焼けだ。あやまって海に落ち込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P1">私は君を忘れてはならない。もう港を出離れて木の葉のように小さくなった船の中で、君は配縄の用意をしながら、恐ろしいまでに荘厳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は木彫のような深い落ち付きを見せている。君の兄上は、凍って自由にならない手のひらを腰のあたりの荒布にこすりつけて熱を呼び起こしながら、帆綱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P1"><text:soft-page-break/>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方をする。そして日が西に回るに従ってこのふきげんは募って行くばかりだ。</text:p>
      <text:p text:style-name="P1">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P1">漁夫たちは口を食物で頬張らせながら、きのうの漁のありさまや、<text:soft-page-break/>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P1">とはいえ、飛行機の将校にすらなろうという人の少ない世の中に、生きては人の冒険心をそそっていかにも雄々しい頼みがいある男と見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h text:style-name="Heading_20_2" text:outline-level="2">六</text:h>
      <text:p text:style-name="P1">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text:soft-page-break/>「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P1">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を握って、舵座にいる父上の合図どおりに帆の上げ下げを誤るまいと一心になっている。そしてその間にもしっきりなしに打ち込む浸水を急がしく汲んでは舷から捨てている。命がけに呼びかわす互い互いの声は妙に上ずって、風に半分がた消されながら、それでも五人の耳には物すごくも心強くも響いて来る。</text:p>
      <text:p text:style-name="P1">「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text:soft-page-break/>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山だ。その時、</text:p>
      <text:p text:style-name="P1">「あぶねえ」</text:p>
      <text:p text:style-name="P1">「ぽきりっ」</text:p>
      <text:p text:style-name="P1">というけたたましい声を同時に君は聞いた。そして同時に野獣の敏感さをもって身構えしながら後ろを振り向いた。根もとから折れて横倒しに倒れかかる帆柱と、急に命を失ったようにしわになってたたまる帆布と、その陰から、飛び出しそうに目をむいて、大きく口をあけた君の兄上の顔とが映った。</text:p>
      <text:p text:style-name="P1">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text:soft-page-break/>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にそりを打って靆とくずれこんだ。</text:p>
      <text:p text:style-name="P5"><text:s/>(靆) たい décrit un phénomène naturel spécifique, désignant une bande de nuages denses et étirés, souvent un long ruban de nuages vaporeux qui s'étendent dans le ciel, formant un rideau ou un panache nuageux.</text:p>
      <text:p text:style-name="P1">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P1">割合に小さな波があとからあとから押し寄せて来て、船を揺り上げたり押しおろしたりした。そのたびごとに君たちは船との縁を絶たれて、水の中に漂わねばならなかった。そして君は、着込んだ厚衣の芯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text:soft-page-break/>すえたように、君の心の底に落ち付き払っていたのだった。</text:p>
      <text:p text:style-name="P1">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P1">「それ今ひと息だぞっ」</text:p>
      <text:p text:style-name="P1">君の父上がしぼり切った生命を声にしたように叫んだ。一同はまた懸命な力をこめた。</text:p>
      <text:p text:style-name="P1">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P1">すべてこうした懸命な努力は、降りしきる雪と、荒れ狂う水と、海面をこすって飛ぶ雲とで表わされる自然の憤怒の中で行なわれたの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text:soft-page-break/>舷を乗り越して奔馬のような波頭がつぎつぎにすり抜けて行く。それに腰まで浸しながら、君たちは船の中に取り残された得物をなんで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P1">吹き落ちる気配も見えないあらしは、果てもなく海上を吹きまくる。目に見える限りはただ波頭ばかりだ。犬のような敏捷さで方角を嗅ぎ慣れている漁夫たちも、今は東西の定めようがない。東西南北は一つの鉢の中ですりまぜたように渾沌としてしまった。</text:p>
      <text:p text:style-name="P1">薄い暗黒。天からともなく地からともなくわき起こる大叫喚。ほかにはなんにもない。</text:p>
      <text:p text:style-name="P1">「死にはしないぞ」――そんなはめになってからも、君の心の底は妙に落ち着いて、薄気味悪くこの一事を思いつづけた。</text:p>
      <text:p text:style-name="P6">君のそばには一人の若い漁夫がいたが、その右の顳顐のへんから生々しい色の血が幾条にもなって流れていた。それだけがはっきり君の目に映った。「死にはしないぞ」――それを見るにつけても、君はまたしみじみとそう思った。</text:p>
      <text:p text:style-name="P1">こういう必死な努力が何分続いたのか、何時間続いたのか、時間と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四十五度くらいの角度に船首を下に向けながら、帆をいっぱいに開い<text:soft-page-break/>て、矢よりも早く走って行く一艘の船！</text:p>
      <text:p text:style-name="P1">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P1">白い帆をいっぱいに開いたその船は、依然として船首を下に向けたまま、矢のように走って行く。降りしきる吹雪を隔てた事だから、乗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P1">ぎょっとして気がつくと、その船はいつのまにか水から離れていた。波頭から三段も上と思われるあたりを船は傾いだまま矢よりも早く走っている。君の頭はかあんとしてすくみ上がってしまった。同時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P1">怒濤。白沫。さっさっと降りしきる雪。目をかすめて飛びかわす雲の霧。自然の大叫喚‥‥そのまっただ中にたよりなくもみさいなまれる君たちの小さな水船‥‥やっぱりそれだけだった。</text:p>
      <text:p text:style-name="P1">生死の間にさまよって、疲れながらも緊張し切った神経に起こる幻覚だったのだと気がつくと、君は急に一種の薄気味悪さを感じて、力を一度にもぎ取られるように思った。</text:p>
      <text:p text:style-name="P1"><text:soft-page-break/>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P1">不思議な事にはそのぶっ倒れた男を見るにつけて、また漁夫たちの不安げな様子を見るにつけて、君は懲りずまに薄気味悪くそう思いつづけた。</text:p>
      <text:p text:style-name="P1">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てもむらむらと胸の先にこみ上げて来た。</text:p>
      <text:p text:style-name="P1">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P1">やがて行く手の波の上にぼんやりと雷電峠の突角が現われ出した。山脚は海の中に、山頂は雲の中に、山腹は雪の中にもみにもまれながら、決して動かないものが始めて君たちの前に現われたのだ。それを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P1">そう言う声がてんでんに人々の口からわめかれた。それにしても船はひどく流されていたものだ。雷電峠から五里も離れた瀬にいたものが、いつのまにかこんな所に来ているのだ。見る見る風と波とに押し<text:soft-page-break/>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P1">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とくずれ込む。</text:p>
      <text:p text:style-name="P1">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君たちの船は悪鬼におい迫られたようにおびえながら、懸命に東北へと舵を取る。磁石のような陸地の吸引力からようよう自由になる事のできた船は、また揺れ動く波の山と戦わねばならぬ。</text:p>
      <text:p text:style-name="P6">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サンサンとして火花を散らしながら闇の中に消えて行く。それを目がけて漁夫たちは有る限りの艪を黙ったままでひた漕ぎに漕いだ。その不思議な沈黙が、互いに呼びかわす惨らしい叫び声よりもかえって力強く人々の胸に響いた。</text:p>
      <text:p text:style-name="P1">船が波の上に乗った時には、波打ちぎわに集まって何か騒ぎ立てて<text:soft-page-break/>いる群衆が見やられるまでになった。やがてあらしの間にも大砲のような音が船まで聞こえて来た。と思うと救助縄が空をかける蛇のように曲がりくねりながら、船から二三段隔たった水の中にざぶりと落ちた。漁夫たちはそのほうへ船を向けようとひしめいた。第二の爆声が聞こえた。縄はあやまたず船に届いた。</text:p>
      <text:p text:style-name="P1">二三人の漁夫がよろけころびながらその縄のほうへ駆け寄った。</text:p>
      <text:p text:style-name="P1">音は聞こえずに烽火の火花は間を置いて怪火のようにはるかの空にぱっと咲いてはすぐ散って行く。</text:p>
      <text:p text:style-name="P1">船は縄に引かれてぐんぐん陸のほうへ近寄って行く。水底が浅くなったために無二無三に乱れ立ち騒ぐ波濤の中を、互いにしっかりしがみ合った二艘の船は、半分がた水の中をくぐりながら、半死のありさまで進んで行った。</text:p>
      <text:p text:style-name="P1">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P1">「あなたが助かってよござんした」</text:p>
      <text:p text:style-name="P1">「お前が助かってよかった」</text:p>
      <text:p text:style-name="P1">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P1">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text:soft-page-break/>れた。</text:p>
      <text:p text:style-name="P1">唖のように今まで黙っていたほかの漁夫たちの口からも、やにわに勇ましいかけ声があふれ出て、君の声に応じた。艪は梭のように波を切り破って激しく働いた。</text:p>
      <text:p text:style-name="P1">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かった。</text:p>
      <text:p text:style-name="P1">やがて船底にじゃりじゃりと砂の触れる音が伝わった。船は滞りなく君が生まれ君が育てられたその土の上に引き上げられた。</text:p>
      <text:p text:style-name="P1">「死にはしなかったぞ」</text:p>
      <text:p text:style-name="P1">と君は思った。同時に君の目の前は見る見るまっ暗になった。‥‥君はそのあとを知らない。</text:p>
      <text:h text:style-name="Heading_20_2" text:outline-level="2">七 - <text:span text:style-name="T34">VII</text:span></text:h>
      <text:p text:style-name="P1">君は漁夫たちとひざをならべて、同じ握り飯を口に運びながら、心だけはまるで異邦人のように隔たってこんなことを思い出す。なんという真剣なそして険しい漁夫の生活だろう。人間というものは、生き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text:soft-page-break/>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こんなしがない苦労をして生きて行かなければならないのだろう。</text:p>
      <text:p text:style-name="P1">世の中には、ことに君が少年時代を過ごした都会という所には、毎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text:soft-page-break/>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1">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P1">「今夜ははあおまんまがうめえぞ」</text:p>
      <text:p text:style-name="P1">と言って、飯茶わんをちょっと押しいただくように目八分に持ち上げるのを見る時なぞは、君はなんと言っても心から幸福を感ぜずにはいられない。君は目前の生活を決して悔やんでいるわけではないのだ。それにも係わらず、君は何かにつけてすぐ暗い心になってしまう。</text:p>
      <text:p text:style-name="P1">「絵がかきたい」</text:p>
      <text:p text:style-name="P1">君は寝ても起きても祈りのようにこの一つの望みを胸の奥深く大事にかきいだいているのだ。その望みをふり捨ててしまえる事なら世の中は簡単なのだ。</text:p>
      <text:p text:style-name="P1">恋――互いに思い合った恋と言ってもこれほどの執着はあり得まいと君自身の心を憐れみ悲しみながらつくづくと思う事がある。君の厚い胸の奥からは深いため息が漏れる。</text:p>
      <text:p text:style-name="P1">雨の日などに土間にすわりこんで、兄上や妹さんなぞといっしょ<text:soft-page-break/>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P1">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さに手を海老のように赤くへし曲げながら、息せき切って配縄をたくし上げている。君は子供のように思わず耳もとまで赤面する。</text:p>
      <text:p text:style-name="P1">「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text:soft-page-break/>そしてどんな苦しみを経ても絵かきになれと勧めてくれる。しかしＫは第一おれの友だちだし、第二に絵がおれ以上にわかるとは思われぬ。Ｋの言葉はいつでもおれを励まし鞭うってくれる。しかしおれはいつでもそのあとに、うぬぼれさせられているのではないかという疑いを持たずにはいない。どうすればこの二重生活を突き抜ける事がで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済まない。兄や妹にも済まない。この一生をどんなふうに過ごしたらおれはほんとうにおれらしい生き方ができるのだろう」</text:p>
      <text:p text:style-name="P1">そこに居ならんだ漁夫たちの間に、どっしりと男らしいがんじょうなあぐらを組みながら、君は彼らとは全く異邦の人のようなさびしい心持ちになって、こんなことを思いつづける。</text:p>
      <text:p text:style-name="P1">やがて漁夫たちはそこらを片付けてやおら立ち上がると、胴の間に降り積んだ雪を摘まんで、手のひらで擦り合わせて、指に粘りついた飯粒を落とした。そして配縄の引き上げにかかった。</text:p>
      <text:p text:style-name="P1">西に舂きだすと日あしはどんどん歩みを早める。おまけに上のほう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P1">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text:soft-page-break/>見渡すのは悲しいものだ。そこには人間の生活がそのはかない末梢をさびしくさらしているのだ。</text:p>
      <text:p text:style-name="P1">君たちの船は、海風が凪ぎて陸風に変わらないうちにと帆を立て、艪を押して陸地を目がける。晴れては曇る雪時雨の間に、岩内の後ろにそびえる山々が、高いのから先に、水平線上に現われ出る。船歌を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P1">これも牛乳のような色の寒い夕靄に包まれた雷電峠の突角がいかつく大きく見えだすと、防波堤の突先にある灯台の灯が明滅して船路を照らし始める。毎日の事ではあるけれども、それを見ると、君と言わ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P1">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と音とをたてて、その足もとに行っては消え、行っては消えするのが見え渡る。</text:p>
      <text:p text:style-name="P1">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P1">漁夫たちは艪や舵や帆の始末を簡単にしてしまうと、舷を伝わって<text:soft-page-break/>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P1">しかしこのはなばなしいにぎわいも長い間ではない。命をなげ出さんばかりの険しい一日の労働の結果は、わずか十数分の間でたわいもなく会社の人たちに処分されてしまうのだ。君が君の妹を女たちの群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P1">こうして岩内じゅうの漁夫たちが一生懸命に捕獲して来た魚はまたたくうちにさらわれてしまって、墨のように煙突から煙を吐く怪物のような会社の製造所へと運ばれて行く。</text:p>
      <text:p text:style-name="P1">夕焼けもなく日はとっぷりと暮れて、雪は紫に、灯は光なくただ赤くばかり見える初夜になる。君たちはけさのとおりに幾かたまりの黒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P1">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text:soft-page-break/>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1">人々は暗々裏にそれに脅かされている。いつどんな事がまくし上がるかもしれない――そういう不安は絶えず君たちの心を重苦しく押し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足腰の立たない打撃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P1">それでも敷居をまたぐと土間のすみの竈には火が暖かい光を放って水飴のようにやわらかく撓いながら燃えている。どこからどこまで<text:soft-page-break/>まっ黒にすすけながら、だだっ広い囲炉裏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1">小気味のよいほどしたたか夕餉を食った漁夫たちが、</text:p>
      <text:p text:style-name="P1">「親方さんお休み」</text:p>
      <text:p text:style-name="P1">と挨拶してぞろぞろ出て行ったあとには、水入らずの家族五人が、囲炉裏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囲炉裏のそばに床をとらして横になる。やがて兄上と嫂とが次の部屋に退くと、囲炉裏のそばには、君と君の妹だけが残るのだ。</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P1">「朝げにまた眠いとってこづき起こされべえに」にっと片頬に笑みをたたえて妹は君にいたずららしい目を向ける。</text:p>
      <text:p text:style-name="P1"><text:soft-page-break/>「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君は思わず顔をあげる。</text:p>
      <text:p text:style-name="P1">「だれが言った」</text:p>
      <text:p text:style-name="P1">「だれって‥‥みんな言ってるだよ」</text:p>
      <text:p text:style-name="P1">「お前もか」</text:p>
      <text:p text:style-name="P1">「私は言わねえ」</text:p>
      <text:p text:style-name="P1">「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おい寝べえ」</text:p>
      <text:p text:style-name="P1">「兄さん先に寝なよ」</text:p>
      <text:p text:style-name="P1">「お前寝べし‥‥あしたまた一番に起きるだから‥‥戸締まりはおらがするに」</text:p>
      <text:p text:style-name="P1">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囲炉裏座に帰って見ると、ちょろちょろと燃えかすれた根粗朶の火におぼろに照らされて、君の父上と妹とが炉縁の二方に<text:soft-page-break/>寝くるまっているのが物さびしくながめられる。一日一日生命の力から遠ざかって行く老人と、若々しい生命の力に悩まされているとさえ見える妹の寝顔は、明滅する炎の前に幻のような不思議な姿を描き出す。この老人の老い先をどんな運命が待っているのだろう。この処女の行く末をどんな運命が待っているのだろう。未来はすべて暗い。そこではどんな事でも起こりうる。君は二人の寝顔を見つめながらつくづくとそう思った。そう思うにつけて、その人たちの行く末については、素直な心で幸あれかしと祈るほかはなかった。人の力というものがこんな厳粛な瞬間にはいちばんたよりなく思われる。</text:p>
      <text:p text:style-name="P1">君はスケッチ帳を枕もとに引きよせて、垢じみた床の中にそのままもぐり込みながら、氷のような布団の冷たさがからだの温みで暖まるまで、まじまじと目を見開いて、君の妹の寝顔を、憐れみとも愛ともつかぬ涙ぐましい心持ちでながめつづける。それは君が妹に対して幼少の時から何かのおりに必ずいだくなつかしい感情だった。</text:p>
      <text:p text:style-name="P1">それもやがて疲労の夢が押し包む。</text:p>
      <text:p text:style-name="P1">今岩内の町に目ざめているものは、おそらく朝寝坊のできる富んだ惰け者と、灯台守りと犬ぐらいのものだろう。夜は寒くさびしくふけて行く。</text:p>
      <text:p text:style-name="P1">八</text:p>
      <text:p text:style-name="P1">君、君はこんな私の自分勝手な想像を、私が文学者であるという事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P1">鰊の漁期――それは北方に住む人の胸にのみしみじみと感ぜられるなつかしい季節の一つだ。この季節になると長く地の上を領していた冬が老いる。――北風も、雪も、囲炉裏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text:soft-page-break/>く凍りついていた雲が、蒸されるようにもやもやとくずれ出して、淡いながら暖かい色の晴れ雲に変わって行く。朝から風もなく晴れ渡っ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P1">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text:soft-page-break/>「うんにゃ」</text:p>
      <text:p text:style-name="P1">「浜でねえ？　たらまた山かい。魚を商売にする人が暇さえあれば山さ突っぱしるだから怪体だあてばさ。いい人でもいるだんべさ。は、は、は、‥‥。うんすら妬いてこすに、一押し手を貸すもんだよ」</text:p>
      <text:p text:style-name="P1">「口はばったい事べ言うと鰊様が群来てはくんねえぞ。おかしな婆様よなあお前も」</text:p>
      <text:p text:style-name="P6">「婆様だ !? 人聞きの悪い事べ言わねえもんだ。人様が笑うでねえか」</text:p>
      <text:p text:style-name="P1">実際この内儀さんの噪いだ雑言には往来の人たちがおもしろがって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君は何につけても好意に満ちた心持ちでこの人たちを思いやる。</text:p>
      <text:p text:style-name="P1">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text:soft-page-break/>びれた横町にそれた。</text:p>
      <text:p text:style-name="P1">その横町を一町も行かない所に一軒の薬種店があって、それにつづいて小さな調剤所がしつらえてあった。君はそこのガラス窓から中をのぞいて見る。ずらっとならべた薬種びんの下の調剤卓の前に、もたれのない抉り抜きの事務椅子に腰かけて、黒い事務マントを羽織った悒鬱そうな小柄な若い男が、一心に小形の書物に読みふけっている。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P1">「どこに」</text:p>
      <text:p text:style-name="P1">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P1">そう言って君の友は、悒鬱な小柄な顔をひときわ悒鬱にした。君は励ます言葉も慰める言葉も知らなかった。そして心とがめするもののようにスケッチ帳をふところに納めてしまった。</text:p>
      <text:p text:style-name="P1">「じゃ行って来るよ」</text:p>
      <text:p text:style-name="P1">「そうかい。そんなら帰りには寄って話して行きたまえ」</text:p>
      <text:p text:style-name="P1"><text:soft-page-break/>この言葉を取りかわして、君はその薄よごれたガラス窓から離れる。</text:p>
      <text:p text:style-name="P1">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と踏み込んだ。</text:p>
      <text:p text:style-name="P1">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る見る雪焼けがしてまっかに汗ばんで来た。今までがんじょうにかぶっていた頭巾をはねのけると、眼界は急にはるばると広がって見える。</text:p>
      <text:p text:style-name="P1">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P1">君はただいちずにがむしゃらに本道から道のない積雪の中に足を踏み入れる。行く手に黒ずんで見える楡の切り株の所まで腰から下まで雪にまみれてたどり着くと、君はそれに兵隊長靴を打ちつけて足の雪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text:soft-page-break/>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と素直な大きさと豊かさとをもって静かに君をかきいだくように見えた。ふだん自分の心持ちがだれからも理解されないで、一種の変屈人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P1">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P1">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text:soft-page-break/>活な無邪気な一本気な心‥‥君のくちびるからは知らず知らず軽い口笛が漏れて、君の手はおどるように調子を取って、紙の上を走ったり、山の大きさや角度を計ったりした。</text:p>
      <text:p text:style-name="P1">そうして幾時間が過ぎたろう。君の前には「時」というものさえなかった。やがて一つのスケッチができあがって、軽い満足のため息とともに、働かし続けていた手をとめて、片手にスケッチ帳を取り上げ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かしこにむら立つ針葉樹の木立ちや、薄く炊煙を地になびかしてとこ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1">しかしながら狐疑は待ちかまえていたように、君が満足の心を充分味わう暇もなく、足もとから押し寄せて来て君を不安にする。君は自分にへつらうものに対して警戒の眼を向ける人のように、自分の満足の心持ちをきびしく調べてかかろうとする。そして今かき上げた絵を容赦なく山の姿とくらべ始める。</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text:soft-page-break/>う事も忘れて、四枚も五枚ものスケッチを作った時には、もうだいぶ日は傾いている。</text:p>
      <text:p text:style-name="P1">しかしとてもそこを立ち去る事はできないほど、自然は絶えず美しくよみがえって行く。朝の山には朝の命が、昼の山には昼の命があった。夕方の山にはまたしめやかな夕方の山の命がある。山の姿は、その線と陰日向とばかりでなく、色彩にかけても、日が西に回るとすば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八合目と覚しい空高く、小さな黒い点が静かに動いて輪を描いている。それは一羽の大鷲に違いない。目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P1">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P1">君は思わずため息をついた。言い解きがたい暗愁――それは若い人が恋人を思う時に、その恋が幸福であるにもかかわらず、胸の奥に感ぜられるような――が不思議に君を涙ぐましくした。君は鼻をすすり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text:soft-page-break/>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君の心はまだ夢ごこちで、芸術の世界と現実の世界との淡々しい境界線をたどっているのだ。そして君は歩きつづける。</text:p>
      <text:p text:style-name="P1">いつのまにか君は町に帰って例の調剤所の小さな部屋で、友だちのＫと向き合っている。Ｋは君のスケッチ帳を興奮した目つきでかしこここ見返している。</text:p>
      <text:p text:style-name="P1">「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P1">Ｋはけげんそうにスケッチ帳から目を上げて君の顔をしげしげと見守る。</text:p>
      <text:p text:style-name="P1">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text:soft-page-break/>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P1">君は自分が絵に親しむ事を道楽だとは思っていない。いないどころか、君にとってはそれは、生活よりもさらに厳粛な仕事であるのだ。しかし自然と抱き合い、自然を絵の上に生かすという事は、君の住む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P1">平常のこの考えがＫと向かい合っても頭から離れないので、君は思わず「親父にも兄貴にもすまない」と言ってしまったのだ。</text:p>
      <text:p text:style-name="P1">「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text:soft-page-break/>をしっくりと感じていたからだ。</text:p>
      <text:p text:style-name="P1">君ら二人の目は悒鬱な熱に輝きながら、互いに瞳を合わすのをはばかるように、やや燃えかすれたストーブの火をながめ入る。</text:p>
      <text:p text:style-name="P1">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P1">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P1">「飯だぞ」</text:p>
      <text:p text:style-name="P1">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のほうとを等分に見る。</text:p>
      <text:p text:style-name="P1">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P1">「じゃ僕は昼の弁当を食わずにここに持ってるからここで食おうよ。遠慮なく済まして来たまえ」</text:p>
      <text:p text:style-name="P1">と君は言わなければならなかった。</text:p>
      <text:p text:style-name="P1">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text:soft-page-break/>立って行った。それも思えば一家の貧窮がＫの心に染み渡ったしるしだった。君はひとりになると、だんだん暗い心になりまさるばかりだった。</text:p>
      <text:p text:style-name="P1">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P1">北海道には竹がないので、竹の皮の代わりにへぎで包んだ大きな握り飯はすっかり凍ててしまっている。春立った時節とは言いながら一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P1">君の目からは突然、君自身にも思いもかけなかった熱い涙がほろほろとあふれ出た。じっとすわったままではいられないような寂寥の念がまっ暗に胸中に広がった。</text:p>
      <text:p text:style-name="P1">君はそっと座を立った。そして弁当を元どおりに包んで腰にさげ、スケッチ帳をふところにねじこむと、こそこそと入り口に行って長靴をはいた。靴の皮は夕方の寒さに凍って、鉄板のように堅く冷たかった。</text:p>
      <text:p text:style-name="P1">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P1">「氷の上がすべれだした時はほんとに夢中になるものだ」</text:p>
      <text:p text:style-name="P1">君は自分の遠い過去をのぞき込むようにさびしい心の中にもこう思う。何事を見るにつけても君の心は痛んだ。</text:p>
      <text:p text:style-name="P1">デパートメント・ストアのある本通りに出ると打って変わってにぎ<text:soft-page-break/>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P1">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P1">君は自分でもどこをどう歩いたかしらない。やがて君が自分に気がついて君自身を見いだした所は海産物製造会社の裏の険しい崕を登りつめた小山の上の平地だった。</text:p>
      <text:p text:style-name="P1">全く夜になってしまっていた。冬は老いて春は来ない――その壊れ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うに、なまめかしくなでるように聞こえて来るばかりだ。風が落ちたので、凍りついたように寒く沈み切った空気は、この海のささやきのために鈍く震えている。</text:p>
      <text:p text:style-name="P1"><text:soft-page-break/>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には、すべてを犠牲にしても悔いないような心になって行くのだ、その恐ろしい企図とは自殺する事なのだ。</text:p>
      <text:p text:style-name="P1">君の心は妙にしんと底冷えがしたようにとげとげしく澄み切って、君の目に映る外界の姿は突然全く表情を失ってしまって、固い、冷たい、無慈悲な物の積み重なりに過ぎなかった。無際限なただ一つの荒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した。重錘をかけて深い井戸に投げ込まれた灯明のように、深みに行くほど、君の心は光を増しながら、感じを強めながら、最後には死というその冷たい水の表面に消えてしまおうとしているのだ。</text:p>
      <text:p text:style-name="P1">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P1">ただ一飛びだ。それで煩悶も疑惑もきれいさっぱり帳消しになるのだ。</text:p>
      <text:p text:style-name="P1">「家の者たちはほんとうに気が違ってしまったとでも思うだろう。‥‥頭が先にくだけるかしらん。足が先に折れるかしらん」</text:p>
      <text:p text:style-name="P1"><text:soft-page-break/>君はまたたきもせずにぼんやり崖の下をのぞきこみながら、他人の事でも考えるように、そう心の中でつぶやく。</text:p>
      <text:p text:style-name="P1">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1">突然君ははね返されたように正気に帰って後ろに飛びすざった。耳をつんざくような鋭い音響が君の神経をわななかしたからだ。</text:p>
      <text:p text:style-name="P1">ぎょっと驚いて今さらのように大きく目を見張った君の前には平地から突然下方に折れ曲がった崖の縁が、地球の傷口のように底深い口をあけている。そこに知らず知らず近づいて行きつつあった自分を省みて、君は本能的に身の毛をよだてながら正気になった。</text:p>
      <text:p text:style-name="P1">鋭い音響は目の下の海産物製造会社の汽笛だった。十二時の交代時間になっていたのだ。遠い山のほうからその汽笛の音はかすかに反響になって、二重にも三重にも聞こえて来た。</text:p>
      <text:p text:style-name="P1">もう自然はもとの自然だった。いつのまにか元どおりな崩壊したよ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h text:style-name="Heading_20_2" text:outline-level="2">九</text:h>
      <text:p text:style-name="P1">君よ !!</text:p>
      <text:p text:style-name="P1">この上君の内部生活を忖度したり揣摩したりするのは僕のなしうるところではない。それは不可能であるばかりでなく、君を涜すと同時に僕自身を涜す事だ。君の談話や手紙を総合した僕のこれまでの想像は謬っていない事を僕に信ぜしめる。しかし僕はこの上の想像を避け<text:soft-page-break/>よう。ともかく君はかかる内部の葛藤の激しさに堪えかねて、去年の十月にあのスケッチ帳と真率な手紙とを僕に送ってよこしたのだ。</text:p>
      <text:p text:style-name="P1">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た。</text:p>
      <text:p text:style-name="P1">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P1">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れて見える。いかなる結果をもたらすかもしれない恐ろしい原因は地球のどのすみっこにも隠されているのだ。人はおそれないではいられない。</text:p>
      <text:p text:style-name="P1">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P1">そして僕は、同時に、この地球の上のそこここに君と同じい疑いと悩みとを持って苦しんでいる人々の上に最上の道が開けよかしと祈るものだ。このせつなる祈りの心は君の身の上を知るようになってから僕の心の中にことに激しく強まった。</text:p>
      <text:p text:style-name="P1">ほんとうに地球は生きている。生きて呼吸している。この地球の生まんとする悩み、この地球の胸の中に隠れて生まれ出ようとするもの<text:soft-page-break/>の悩み――それを僕はしみじみと君によって感ずる事ができる。それはわきいで跳り上がる強い力の感じをもって僕を涙ぐませる。</text:p>
      <text:p text:style-name="P1">君よ！　今は東京の冬も過ぎて、梅が咲き椿が咲くようになった。太陽の生み出す慈愛の光を、地面は胸を張り広げて吸い込んでいる。春が来るのだ。</text:p>
      <text:p text:style-name="P1">君よ、春が来るのだ。冬の後には春が来るのだ。君の上にも確かに、正しく、力強く、永久の春がほほえめよかし‥‥僕はただそう心から祈る。</text:p>
      <text:p text:style-name="P1">（一九一八年四月、大阪毎日新聞に一部所載）</text:p>
      <text:p text:style-name="P1">了</text:p>
      <text:h text:style-name="Heading_20_1" text:outline-level="1">§ * * *</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5:32:23.234280984</dc:date>
    <meta:editing-cycles>59</meta:editing-cycles>
    <meta:editing-duration>P2DT11H34M26S</meta:editing-duration>
    <meta:document-statistic meta:table-count="0" meta:image-count="0" meta:object-count="0" meta:page-count="82" meta:paragraph-count="518" meta:word-count="58400" meta:character-count="95668" meta:non-whitespace-character-count="88125"/>
    <meta:user-defined meta:name="Info 1"/>
    <meta:user-defined meta:name="Info 2"/>
    <meta:user-defined meta:name="Info 3"/>
    <meta:user-defined meta:name="Info 4"/>
  </office:meta>
</office:document-meta>
</file>